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0728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37">
            <text:p>13.7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72">
            <text:p>17.2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35">
            <text:p>23.5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3251">
            <text:p>13251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3490">
            <text:p>1349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3696">
            <text:p>13696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1-27">
            <text:p>2021-01-27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3 - 1.07)">
            <text:p>(0.93 - 1.07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97">
            <text:p>0.97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3" table:default-cell-style-name="Default"/>
        <table:table-column table:style-name="co9" table:default-cell-style-name="Default"/>
        <table:table-column table:style-name="co15" table:number-columns-repeated="2" table:default-cell-style-name="Default"/>
        <table:table-column table:style-name="co16" table:number-columns-repeated="3" table:default-cell-style-name="Default"/>
        <table:table-column table:style-name="co12" table:number-columns-repeated="3" table:default-cell-style-name="Default"/>
        <table:table-column table:style-name="co15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37.5">
            <text:p>-37.5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18865076969514">
            <text:p>-0.0018865077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934041985268">
            <text:p>0.9934041985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44.5">
            <text:p>-44.5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23248524110548">
            <text:p>-0.0023248524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91873610241225">
            <text:p>0.9918736102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office:value-type="float" office:value="944">
            <text:p>944</text:p>
          </table:table-cell>
          <table:table-cell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41">
            <text:p>15041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78.875">
            <text:p>-78.8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0524399973406024">
            <text:p>-0.0052439997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81699900015882">
            <text:p>0.9816999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table:number-columns-repeated="2"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224">
            <text:p>2022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47.75">
            <text:p>-47.7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236105617088608">
            <text:p>-0.0023610562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91747229590933">
            <text:p>0.9917472296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356">
            <text:p>21356</text:p>
          </table:table-cell>
          <table:table-cell office:value-type="float" office:value="29711">
            <text:p>29711</text:p>
          </table:table-cell>
          <table:table-cell office:value-type="float" office:value="-23.625">
            <text:p>-23.625</text:p>
          </table:table-cell>
          <table:table-cell office:value-type="float" office:value="66">
            <text:p>66</text:p>
          </table:table-cell>
          <table:table-cell office:value-type="float" office:value="114.375">
            <text:p>114.375</text:p>
          </table:table-cell>
          <table:table-cell office:value-type="float" office:value="-0.00157563025210084">
            <text:p>-0.0015756303</text:p>
          </table:table-cell>
          <table:table-cell office:value-type="float" office:value="0.00309046637947181">
            <text:p>0.0030904664</text:p>
          </table:table-cell>
          <table:table-cell office:value-type="float" office:value="0.00384958432903638">
            <text:p>0.0038495843</text:p>
          </table:table-cell>
          <table:table-cell office:value-type="float" office:value="0.994490160034602">
            <text:p>0.99449016</text:p>
          </table:table-cell>
          <table:table-cell office:value-type="float" office:value="1.01083535225374">
            <text:p>1.0108353523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702">
            <text:p>21702</text:p>
          </table:table-cell>
          <table:table-cell office:value-type="float" office:value="29982">
            <text:p>29982</text:p>
          </table:table-cell>
          <table:table-cell office:value-type="float" office:value="-104.75">
            <text:p>-104.75</text:p>
          </table:table-cell>
          <table:table-cell office:value-type="float" office:value="143.5">
            <text:p>143.5</text:p>
          </table:table-cell>
          <table:table-cell office:value-type="float" office:value="-105.75">
            <text:p>-105.75</text:p>
          </table:table-cell>
          <table:table-cell office:value-type="float" office:value="-0.00713701710158752">
            <text:p>-0.0071370171</text:p>
          </table:table-cell>
          <table:table-cell office:value-type="float" office:value="0.00661229379780665">
            <text:p>0.0066122938</text:p>
          </table:table-cell>
          <table:table-cell office:value-type="float" office:value="-0.00352711626976186">
            <text:p>-0.0035271163</text:p>
          </table:table-cell>
          <table:table-cell office:value-type="float" office:value="0.975120276690136">
            <text:p>0.9751202767</text:p>
          </table:table-cell>
          <table:table-cell office:value-type="float" office:value="1.02322872425369">
            <text:p>1.0232287243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office:value-type="float" office:value="1033">
            <text:p>1033</text:p>
          </table:table-cell>
          <table:table-cell office:value-type="float" office:value="510">
            <text:p>510</text:p>
          </table:table-cell>
          <table:table-cell office:value-type="float" office:value="713">
            <text:p>713</text:p>
          </table:table-cell>
          <table:table-cell office:value-type="float" office:value="14992">
            <text:p>14992</text:p>
          </table:table-cell>
          <table:table-cell office:value-type="float" office:value="20297">
            <text:p>20297</text:p>
          </table:table-cell>
          <table:table-cell office:value-type="float" office:value="28389">
            <text:p>28389</text:p>
          </table:table-cell>
          <table:table-cell office:value-type="float" office:value="-14.75">
            <text:p>-14.75</text:p>
          </table:table-cell>
          <table:table-cell office:value-type="float" office:value="224.375">
            <text:p>224.375</text:p>
          </table:table-cell>
          <table:table-cell office:value-type="float" office:value="-198.75">
            <text:p>-198.75</text:p>
          </table:table-cell>
          <table:table-cell office:value-type="float" office:value="-0.000983858057630736">
            <text:p>-0.0009838581</text:p>
          </table:table-cell>
          <table:table-cell office:value-type="float" office:value="0.0110545893481795">
            <text:p>0.0110545893</text:p>
          </table:table-cell>
          <table:table-cell office:value-type="float" office:value="-0.00700095107259854">
            <text:p>-0.0070009511</text:p>
          </table:table-cell>
          <table:table-cell office:value-type="float" office:value="0.99655839403258">
            <text:p>0.996558394</text:p>
          </table:table-cell>
          <table:table-cell office:value-type="float" office:value="1.03893058245212">
            <text:p>1.0389305825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518">
            <text:p>518</text:p>
          </table:table-cell>
          <table:table-cell office:value-type="float" office:value="15361">
            <text:p>15361</text:p>
          </table:table-cell>
          <table:table-cell office:value-type="float" office:value="19810">
            <text:p>19810</text:p>
          </table:table-cell>
          <table:table-cell office:value-type="float" office:value="27139">
            <text:p>27139</text:p>
          </table:table-cell>
          <table:table-cell office:value-type="float" office:value="226.5">
            <text:p>226.5</text:p>
          </table:table-cell>
          <table:table-cell office:value-type="float" office:value="-97.75">
            <text:p>-97.75</text:p>
          </table:table-cell>
          <table:table-cell office:value-type="float" office:value="-103.625">
            <text:p>-103.625</text:p>
          </table:table-cell>
          <table:table-cell office:value-type="float" office:value="0.0147451337803528">
            <text:p>0.0147451338</text:p>
          </table:table-cell>
          <table:table-cell office:value-type="float" office:value="-0.00493437657748612">
            <text:p>-0.0049343766</text:p>
          </table:table-cell>
          <table:table-cell office:value-type="float" office:value="-0.00381830575923947">
            <text:p>-0.0038183058</text:p>
          </table:table-cell>
          <table:table-cell office:value-type="float" office:value="1.05203410941283">
            <text:p>1.0520341094</text:p>
          </table:table-cell>
          <table:table-cell office:value-type="float" office:value="0.982777404200327">
            <text:p>0.9827774042</text:p>
          </table:table-cell>
          <table:table-cell office:value-type="float" office:value="0.986664505582049">
            <text:p>0.986664505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table:number-columns-repeated="2" office:value-type="float" office:value="1105">
            <text:p>1105</text:p>
          </table:table-cell>
          <table:table-cell office:value-type="float" office:value="14994">
            <text:p>14994</text:p>
          </table:table-cell>
          <table:table-cell office:value-type="float" office:value="19480">
            <text:p>19480</text:p>
          </table:table-cell>
          <table:table-cell office:value-type="float" office:value="28891">
            <text:p>28891</text:p>
          </table:table-cell>
          <table:table-cell office:value-type="float" office:value="-23.625">
            <text:p>-23.625</text:p>
          </table:table-cell>
          <table:table-cell office:value-type="float" office:value="332.25">
            <text:p>332.25</text:p>
          </table:table-cell>
          <table:table-cell office:value-type="float" office:value="71.25">
            <text:p>71.25</text:p>
          </table:table-cell>
          <table:table-cell office:value-type="float" office:value="-0.00157563025210084">
            <text:p>-0.0015756303</text:p>
          </table:table-cell>
          <table:table-cell office:value-type="float" office:value="0.017055954825462">
            <text:p>0.0170559548</text:p>
          </table:table-cell>
          <table:table-cell office:value-type="float" office:value="0.0024661659340279">
            <text:p>0.0024661659</text:p>
          </table:table-cell>
          <table:table-cell office:value-type="float" office:value="0.994490160034602">
            <text:p>0.99449016</text:p>
          </table:table-cell>
          <table:table-cell office:value-type="float" office:value="1.06026601685533">
            <text:p>1.0602660169</text:p>
          </table:table-cell>
          <table:table-cell office:value-type="float" office:value="1.00864350143895">
            <text:p>1.00864350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1154">
            <text:p>1154</text:p>
          </table:table-cell>
          <table:table-cell office:value-type="float" office:value="14600">
            <text:p>14600</text:p>
          </table:table-cell>
          <table:table-cell office:value-type="float" office:value="19760">
            <text:p>19760</text:p>
          </table:table-cell>
          <table:table-cell office:value-type="float" office:value="29035">
            <text:p>29035</text:p>
          </table:table-cell>
          <table:table-cell office:value-type="float" office:value="-36.25">
            <text:p>-36.25</text:p>
          </table:table-cell>
          <table:table-cell office:value-type="float" office:value="339.75">
            <text:p>339.75</text:p>
          </table:table-cell>
          <table:table-cell office:value-type="float" office:value="253.375">
            <text:p>253.375</text:p>
          </table:table-cell>
          <table:table-cell office:value-type="float" office:value="-0.00248287671232877">
            <text:p>-0.0024828767</text:p>
          </table:table-cell>
          <table:table-cell office:value-type="float" office:value="0.0171938259109312">
            <text:p>0.0171938259</text:p>
          </table:table-cell>
          <table:table-cell office:value-type="float" office:value="0.00872653693817806">
            <text:p>0.0087265369</text:p>
          </table:table-cell>
          <table:table-cell office:value-type="float" office:value="0.991322014273316">
            <text:p>0.9913220143</text:p>
          </table:table-cell>
          <table:table-cell office:value-type="float" office:value="1.06075782088119">
            <text:p>1.0607578209</text:p>
          </table:table-cell>
          <table:table-cell office:value-type="float" office:value="1.03069213807961">
            <text:p>1.03069213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office:value-type="float" office:value="806">
            <text:p>806</text:p>
          </table:table-cell>
          <table:table-cell office:value-type="float" office:value="579">
            <text:p>579</text:p>
          </table:table-cell>
          <table:table-cell office:value-type="float" office:value="14884">
            <text:p>14884</text:p>
          </table:table-cell>
          <table:table-cell office:value-type="float" office:value="20100">
            <text:p>20100</text:p>
          </table:table-cell>
          <table:table-cell office:value-type="float" office:value="27575">
            <text:p>27575</text:p>
          </table:table-cell>
          <table:table-cell office:value-type="float" office:value="-51.25">
            <text:p>-51.25</text:p>
          </table:table-cell>
          <table:table-cell office:value-type="float" office:value="240.5">
            <text:p>240.5</text:p>
          </table:table-cell>
          <table:table-cell office:value-type="float" office:value="588.75">
            <text:p>588.75</text:p>
          </table:table-cell>
          <table:table-cell office:value-type="float" office:value="-0.00344329481322225">
            <text:p>-0.0034432948</text:p>
          </table:table-cell>
          <table:table-cell office:value-type="float" office:value="0.0119651741293532">
            <text:p>0.0119651741</text:p>
          </table:table-cell>
          <table:table-cell office:value-type="float" office:value="0.021350861287398">
            <text:p>0.0213508613</text:p>
          </table:table-cell>
          <table:table-cell office:value-type="float" office:value="0.987971706460897">
            <text:p>0.9879717065</text:p>
          </table:table-cell>
          <table:table-cell office:value-type="float" office:value="1.04215871362095">
            <text:p>1.0421587136</text:p>
          </table:table-cell>
          <table:table-cell office:value-type="float" office:value="1.07562149869021">
            <text:p>1.0756214987</text:p>
          </table:table-cell>
          <table:table-cell table:number-columns-repeated="2" office:value-type="float" office:value="0">
            <text:p>0</text:p>
          </table:table-cell>
          <table:table-cell office:value-type="float" office:value="32.8099537378527">
            <text:p>32.8099537379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833">
            <text:p>833</text:p>
          </table:table-cell>
          <table:table-cell office:value-type="float" office:value="15300">
            <text:p>15300</text:p>
          </table:table-cell>
          <table:table-cell office:value-type="float" office:value="20150">
            <text:p>20150</text:p>
          </table:table-cell>
          <table:table-cell office:value-type="float" office:value="30532">
            <text:p>30532</text:p>
          </table:table-cell>
          <table:table-cell office:value-type="float" office:value="262.25">
            <text:p>262.25</text:p>
          </table:table-cell>
          <table:table-cell office:value-type="float" office:value="-33">
            <text:p>-33</text:p>
          </table:table-cell>
          <table:table-cell office:value-type="float" office:value="410.875">
            <text:p>410.875</text:p>
          </table:table-cell>
          <table:table-cell office:value-type="float" office:value="0.017140522875817">
            <text:p>0.0171405229</text:p>
          </table:table-cell>
          <table:table-cell office:value-type="float" office:value="-0.00163771712158809">
            <text:p>-0.0016377171</text:p>
          </table:table-cell>
          <table:table-cell office:value-type="float" office:value="0.0134571924538189">
            <text:p>0.0134571925</text:p>
          </table:table-cell>
          <table:table-cell office:value-type="float" office:value="1.06056767321329">
            <text:p>1.0605676732</text:p>
          </table:table-cell>
          <table:table-cell office:value-type="float" office:value="0.994273247024487">
            <text:p>0.994273247</text:p>
          </table:table-cell>
          <table:table-cell office:value-type="float" office:value="1.0474551218047">
            <text:p>1.04745512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887">
            <text:p>887</text:p>
          </table:table-cell>
          <table:table-cell office:value-type="float" office:value="649">
            <text:p>649</text:p>
          </table:table-cell>
          <table:table-cell office:value-type="float" office:value="15444">
            <text:p>15444</text:p>
          </table:table-cell>
          <table:table-cell office:value-type="float" office:value="21538">
            <text:p>21538</text:p>
          </table:table-cell>
          <table:table-cell office:value-type="float" office:value="32297">
            <text:p>32297</text:p>
          </table:table-cell>
          <table:table-cell office:value-type="float" office:value="229.25">
            <text:p>229.25</text:p>
          </table:table-cell>
          <table:table-cell office:value-type="float" office:value="112.5">
            <text:p>112.5</text:p>
          </table:table-cell>
          <table:table-cell office:value-type="float" office:value="-16.875">
            <text:p>-16.875</text:p>
          </table:table-cell>
          <table:table-cell office:value-type="float" office:value="0.0148439523439523">
            <text:p>0.0148439523</text:p>
          </table:table-cell>
          <table:table-cell office:value-type="float" office:value="0.00522332621413316">
            <text:p>0.0052233262</text:p>
          </table:table-cell>
          <table:table-cell office:value-type="float" office:value="-0.00052249434932037">
            <text:p>-0.0005224943</text:p>
          </table:table-cell>
          <table:table-cell office:value-type="float" office:value="1.05238570532936">
            <text:p>1.0523857053</text:p>
          </table:table-cell>
          <table:table-cell office:value-type="float" office:value="1.01833511669748">
            <text:p>1.0183351167</text:p>
          </table:table-cell>
          <table:table-cell office:value-type="float" office:value="0.998171804858055">
            <text:p>0.998171804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office:value-type="float" office:value="860">
            <text:p>860</text:p>
          </table:table-cell>
          <table:table-cell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532">
            <text:p>15532</text:p>
          </table:table-cell>
          <table:table-cell office:value-type="float" office:value="21776">
            <text:p>21776</text:p>
          </table:table-cell>
          <table:table-cell office:value-type="float" office:value="33460">
            <text:p>33460</text:p>
          </table:table-cell>
          <table:table-cell office:value-type="float" office:value="329">
            <text:p>329</text:p>
          </table:table-cell>
          <table:table-cell office:value-type="float" office:value="150.5">
            <text:p>150.5</text:p>
          </table:table-cell>
          <table:table-cell office:value-type="float" office:value="-194.625">
            <text:p>-194.625</text:p>
          </table:table-cell>
          <table:table-cell office:value-type="float" office:value="0.0211820757146536">
            <text:p>0.0211820757</text:p>
          </table:table-cell>
          <table:table-cell office:value-type="float" office:value="0.00691127847171198">
            <text:p>0.0069112785</text:p>
          </table:table-cell>
          <table:table-cell office:value-type="float" office:value="-0.00581664674237896">
            <text:p>-0.0058166467</text:p>
          </table:table-cell>
          <table:table-cell office:value-type="float" office:value="1.07501667845119">
            <text:p>1.0750166785</text:p>
          </table:table-cell>
          <table:table-cell office:value-type="float" office:value="1.02428309556041">
            <text:p>1.0242830956</text:p>
          </table:table-cell>
          <table:table-cell office:value-type="float" office:value="0.979708049825152">
            <text:p>0.9797080498</text:p>
          </table:table-cell>
          <table:table-cell office:value-type="float" office:value="33.068651632243">
            <text:p>33.06865163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table:number-columns-repeated="2" office:value-type="float" office:value="1209">
            <text:p>1209</text:p>
          </table:table-cell>
          <table:table-cell office:value-type="float" office:value="15764">
            <text:p>15764</text:p>
          </table:table-cell>
          <table:table-cell office:value-type="float" office:value="20467">
            <text:p>20467</text:p>
          </table:table-cell>
          <table:table-cell office:value-type="float" office:value="31986">
            <text:p>31986</text:p>
          </table:table-cell>
          <table:table-cell office:value-type="float" office:value="142">
            <text:p>142</text:p>
          </table:table-cell>
          <table:table-cell office:value-type="float" office:value="148.875">
            <text:p>148.875</text:p>
          </table:table-cell>
          <table:table-cell office:value-type="float" office:value="-780">
            <text:p>-780</text:p>
          </table:table-cell>
          <table:table-cell office:value-type="float" office:value="0.00900786602385181">
            <text:p>0.009007866</text:p>
          </table:table-cell>
          <table:table-cell office:value-type="float" office:value="0.00727390433380564">
            <text:p>0.0072739043</text:p>
          </table:table-cell>
          <table:table-cell office:value-type="float" office:value="-0.0243856687300694">
            <text:p>-0.0243856687</text:p>
          </table:table-cell>
          <table:table-cell office:value-type="float" office:value="1.03168656871808">
            <text:p>1.0316865687</text:p>
          </table:table-cell>
          <table:table-cell office:value-type="float" office:value="1.02556236814946">
            <text:p>1.0255623681</text:p>
          </table:table-cell>
          <table:table-cell office:value-type="float" office:value="0.915815694690006">
            <text:p>0.9158156947</text:p>
          </table:table-cell>
          <table:table-cell table:number-columns-repeated="2" office:value-type="float" office:value="0">
            <text:p>0</text:p>
          </table:table-cell>
          <table:table-cell office:value-type="float" office:value="-28.0763666981978">
            <text:p>-28.0763666982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table:number-columns-repeated="2" office:value-type="float" office:value="836">
            <text:p>836</text:p>
          </table:table-cell>
          <table:table-cell office:value-type="float" office:value="15354">
            <text:p>15354</text:p>
          </table:table-cell>
          <table:table-cell office:value-type="float" office:value="22081">
            <text:p>22081</text:p>
          </table:table-cell>
          <table:table-cell office:value-type="float" office:value="30665">
            <text:p>30665</text:p>
          </table:table-cell>
          <table:table-cell office:value-type="float" office:value="243.75">
            <text:p>243.75</text:p>
          </table:table-cell>
          <table:table-cell office:value-type="float" office:value="-966.25">
            <text:p>-966.25</text:p>
          </table:table-cell>
          <table:table-cell office:value-type="float" office:value="464.625">
            <text:p>464.625</text:p>
          </table:table-cell>
          <table:table-cell office:value-type="float" office:value="0.0158753419304416">
            <text:p>0.0158753419</text:p>
          </table:table-cell>
          <table:table-cell office:value-type="float" office:value="-0.0437593406095738">
            <text:p>-0.0437593406</text:p>
          </table:table-cell>
          <table:table-cell office:value-type="float" office:value="0.015151638676015">
            <text:p>0.0151516387</text:p>
          </table:table-cell>
          <table:table-cell office:value-type="float" office:value="1.05605766866011">
            <text:p>1.0560576687</text:p>
          </table:table-cell>
          <table:table-cell office:value-type="float" office:value="0.850595472452037">
            <text:p>0.8505954725</text:p>
          </table:table-cell>
          <table:table-cell office:value-type="float" office:value="1.05348069678901">
            <text:p>1.0534806968</text:p>
          </table:table-cell>
          <table:table-cell office:value-type="float" office:value="0">
            <text:p>0</text:p>
          </table:table-cell>
          <table:table-cell office:value-type="float" office:value="-15.4908241816333">
            <text:p>-15.49082418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5444">
            <text:p>15444</text:p>
          </table:table-cell>
          <table:table-cell office:value-type="float" office:value="19849">
            <text:p>19849</text:p>
          </table:table-cell>
          <table:table-cell office:value-type="float" office:value="32297">
            <text:p>32297</text:p>
          </table:table-cell>
          <table:table-cell office:value-type="float" office:value="209.5">
            <text:p>209.5</text:p>
          </table:table-cell>
          <table:table-cell office:value-type="float" office:value="279.5">
            <text:p>279.5</text:p>
          </table:table-cell>
          <table:table-cell office:value-type="float" office:value="-16.875">
            <text:p>-16.875</text:p>
          </table:table-cell>
          <table:table-cell office:value-type="float" office:value="0.0135651385651386">
            <text:p>0.0135651386</text:p>
          </table:table-cell>
          <table:table-cell office:value-type="float" office:value="0.0140813139200967">
            <text:p>0.0140813139</text:p>
          </table:table-cell>
          <table:table-cell office:value-type="float" office:value="-0.00052249434932037">
            <text:p>-0.0005224943</text:p>
          </table:table-cell>
          <table:table-cell office:value-type="float" office:value="1.0478386504272">
            <text:p>1.0478386504</text:p>
          </table:table-cell>
          <table:table-cell office:value-type="float" office:value="1.0496732341877">
            <text:p>1.0496732342</text:p>
          </table:table-cell>
          <table:table-cell office:value-type="float" office:value="0.998171804858055">
            <text:p>0.998171804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7">
            <text:p>727</text:p>
          </table:table-cell>
          <table:table-cell office:value-type="float" office:value="468">
            <text:p>468</text:p>
          </table:table-cell>
          <table:table-cell office:value-type="float" office:value="14499">
            <text:p>14499</text:p>
          </table:table-cell>
          <table:table-cell office:value-type="float" office:value="19991">
            <text:p>19991</text:p>
          </table:table-cell>
          <table:table-cell office:value-type="float" office:value="33460">
            <text:p>33460</text:p>
          </table:table-cell>
          <table:table-cell office:value-type="float" office:value="-806">
            <text:p>-806</text:p>
          </table:table-cell>
          <table:table-cell office:value-type="float" office:value="330.875">
            <text:p>330.875</text:p>
          </table:table-cell>
          <table:table-cell office:value-type="float" office:value="-194.625">
            <text:p>-194.625</text:p>
          </table:table-cell>
          <table:table-cell office:value-type="float" office:value="-0.0555900406924615">
            <text:p>-0.0555900407</text:p>
          </table:table-cell>
          <table:table-cell office:value-type="float" office:value="0.0165511980391176">
            <text:p>0.016551198</text:p>
          </table:table-cell>
          <table:table-cell office:value-type="float" office:value="-0.00581664674237896">
            <text:p>-0.0058166467</text:p>
          </table:table-cell>
          <table:table-cell office:value-type="float" office:value="0.811491752719796">
            <text:p>0.8114917527</text:p>
          </table:table-cell>
          <table:table-cell office:value-type="float" office:value="1.05846611976371">
            <text:p>1.0584661198</text:p>
          </table:table-cell>
          <table:table-cell office:value-type="float" office:value="0.979708049825152">
            <text:p>0.9797080498</text:p>
          </table:table-cell>
          <table:table-cell office:value-type="float" office:value="-12.1190322744507">
            <text:p>-12.11903227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10">
            <text:p>510</text:p>
          </table:table-cell>
          <table:table-cell office:value-type="float" office:value="771">
            <text:p>771</text:p>
          </table:table-cell>
          <table:table-cell office:value-type="float" office:value="1183">
            <text:p>1183</text:p>
          </table:table-cell>
          <table:table-cell office:value-type="float" office:value="12538">
            <text:p>12538</text:p>
          </table:table-cell>
          <table:table-cell office:value-type="float" office:value="20577">
            <text:p>20577</text:p>
          </table:table-cell>
          <table:table-cell office:value-type="float" office:value="32098">
            <text:p>32098</text:p>
          </table:table-cell>
          <table:table-cell office:value-type="float" office:value="-709">
            <text:p>-709</text:p>
          </table:table-cell>
          <table:table-cell office:value-type="float" office:value="494.875">
            <text:p>494.875</text:p>
          </table:table-cell>
          <table:table-cell office:value-type="float" office:value="-758.625">
            <text:p>-758.625</text:p>
          </table:table-cell>
          <table:table-cell office:value-type="float" office:value="-0.0565480937948636">
            <text:p>-0.0565480938</text:p>
          </table:table-cell>
          <table:table-cell office:value-type="float" office:value="0.024049910093794">
            <text:p>0.0240499101</text:p>
          </table:table-cell>
          <table:table-cell office:value-type="float" office:value="-0.0236346501339647">
            <text:p>-0.0236346501</text:p>
          </table:table-cell>
          <table:table-cell office:value-type="float" office:value="0.808349138065169">
            <text:p>0.8083491381</text:p>
          </table:table-cell>
          <table:table-cell office:value-type="float" office:value="1.0853083457523">
            <text:p>1.0853083458</text:p>
          </table:table-cell>
          <table:table-cell office:value-type="float" office:value="0.918373574037555">
            <text:p>0.918373574</text:p>
          </table:table-cell>
          <table:table-cell office:value-type="float" office:value="-11.9077220217413">
            <text:p>-11.9077220217</text:p>
          </table:table-cell>
          <table:table-cell office:value-type="float" office:value="29.1663971987804">
            <text:p>29.1663971988</text:p>
          </table:table-cell>
          <table:table-cell office:value-type="float" office:value="-28.9796285629464">
            <text:p>-28.9796285629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16">
            <text:p>1216</text:p>
          </table:table-cell>
          <table:table-cell office:value-type="float" office:value="540">
            <text:p>540</text:p>
          </table:table-cell>
          <table:table-cell office:value-type="float" office:value="11920">
            <text:p>11920</text:p>
          </table:table-cell>
          <table:table-cell office:value-type="float" office:value="20159">
            <text:p>20159</text:p>
          </table:table-cell>
          <table:table-cell office:value-type="float" office:value="30687">
            <text:p>30687</text:p>
          </table:table-cell>
          <table:table-cell office:value-type="float" office:value="-398.25">
            <text:p>-398.25</text:p>
          </table:table-cell>
          <table:table-cell office:value-type="float" office:value="-778.375">
            <text:p>-778.375</text:p>
          </table:table-cell>
          <table:table-cell office:value-type="float" office:value="358.625">
            <text:p>358.625</text:p>
          </table:table-cell>
          <table:table-cell office:value-type="float" office:value="-0.0334102348993289">
            <text:p>-0.0334102349</text:p>
          </table:table-cell>
          <table:table-cell office:value-type="float" office:value="-0.0386117862989236">
            <text:p>-0.0386117863</text:p>
          </table:table-cell>
          <table:table-cell office:value-type="float" office:value="0.0116865447909538">
            <text:p>0.0116865448</text:p>
          </table:table-cell>
          <table:table-cell office:value-type="float" office:value="0.885252015692565">
            <text:p>0.8852520157</text:p>
          </table:table-cell>
          <table:table-cell office:value-type="float" office:value="0.867780853234507">
            <text:p>0.8677808532</text:p>
          </table:table-cell>
          <table:table-cell office:value-type="float" office:value="1.04117059441347">
            <text:p>1.0411705944</text:p>
          </table:table-cell>
          <table:table-cell office:value-type="float" office:value="-20.3980157680431">
            <text:p>-20.398015768</text:p>
          </table:table-cell>
          <table:table-cell office:value-type="float" office:value="-17.6028513550396">
            <text:p>-17.6028513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office:value-type="float" office:value="1252">
            <text:p>1252</text:p>
          </table:table-cell>
          <table:table-cell office:value-type="float" office:value="577">
            <text:p>577</text:p>
          </table:table-cell>
          <table:table-cell office:value-type="float" office:value="12286">
            <text:p>12286</text:p>
          </table:table-cell>
          <table:table-cell office:value-type="float" office:value="19944">
            <text:p>19944</text:p>
          </table:table-cell>
          <table:table-cell office:value-type="float" office:value="32475">
            <text:p>32475</text:p>
          </table:table-cell>
          <table:table-cell office:value-type="float" office:value="-221.125">
            <text:p>-221.125</text:p>
          </table:table-cell>
          <table:table-cell office:value-type="float" office:value="-1008.5">
            <text:p>-1008.5</text:p>
          </table:table-cell>
          <table:table-cell office:value-type="float" office:value="125.75">
            <text:p>125.75</text:p>
          </table:table-cell>
          <table:table-cell office:value-type="float" office:value="-0.0179981279505128">
            <text:p>-0.017998128</text:p>
          </table:table-cell>
          <table:table-cell office:value-type="float" office:value="-0.0505665864420377">
            <text:p>-0.0505665864</text:p>
          </table:table-cell>
          <table:table-cell office:value-type="float" office:value="0.00387220939183988">
            <text:p>0.0038722094</text:p>
          </table:table-cell>
          <table:table-cell office:value-type="float" office:value="0.937641460088262">
            <text:p>0.9376414601</text:p>
          </table:table-cell>
          <table:table-cell office:value-type="float" office:value="0.828028627595092">
            <text:p>0.8280286276</text:p>
          </table:table-cell>
          <table:table-cell office:value-type="float" office:value="1.01358212112237">
            <text:p>1.0135821211</text:p>
          </table:table-cell>
          <table:table-cell office:value-type="float" office:value="0">
            <text:p>0</text:p>
          </table:table-cell>
          <table:table-cell office:value-type="float" office:value="-13.358041928733">
            <text:p>-13.35804192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office:value-type="float" office:value="580">
            <text:p>580</text:p>
          </table:table-cell>
          <table:table-cell office:value-type="float" office:value="1252">
            <text:p>1252</text:p>
          </table:table-cell>
          <table:table-cell office:value-type="float" office:value="12972">
            <text:p>12972</text:p>
          </table:table-cell>
          <table:table-cell office:value-type="float" office:value="19633">
            <text:p>19633</text:p>
          </table:table-cell>
          <table:table-cell office:value-type="float" office:value="33104">
            <text:p>33104</text:p>
          </table:table-cell>
          <table:table-cell office:value-type="float" office:value="-115.75">
            <text:p>-115.75</text:p>
          </table:table-cell>
          <table:table-cell office:value-type="float" office:value="-190.75">
            <text:p>-190.75</text:p>
          </table:table-cell>
          <table:table-cell office:value-type="float" office:value="-296.75">
            <text:p>-296.75</text:p>
          </table:table-cell>
          <table:table-cell office:value-type="float" office:value="-0.00892306506321307">
            <text:p>-0.0089230651</text:p>
          </table:table-cell>
          <table:table-cell office:value-type="float" office:value="-0.00971578464829624">
            <text:p>-0.0097157846</text:p>
          </table:table-cell>
          <table:table-cell office:value-type="float" office:value="-0.00896417351377477">
            <text:p>-0.0089641735</text:p>
          </table:table-cell>
          <table:table-cell office:value-type="float" office:value="0.968925329615394">
            <text:p>0.9689253296</text:p>
          </table:table-cell>
          <table:table-cell office:value-type="float" office:value="0.966179770814774">
            <text:p>0.9661797708</text:p>
          </table:table-cell>
          <table:table-cell office:value-type="float" office:value="0.968782891259087">
            <text:p>0.9687828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4">
            <text:p>614</text:p>
          </table:table-cell>
          <table:table-cell office:value-type="float" office:value="878">
            <text:p>878</text:p>
          </table:table-cell>
          <table:table-cell office:value-type="float" office:value="12090">
            <text:p>12090</text:p>
          </table:table-cell>
          <table:table-cell office:value-type="float" office:value="19190">
            <text:p>19190</text:p>
          </table:table-cell>
          <table:table-cell office:value-type="float" office:value="32030">
            <text:p>32030</text:p>
          </table:table-cell>
          <table:table-cell office:value-type="float" office:value="-852.25">
            <text:p>-852.25</text:p>
          </table:table-cell>
          <table:table-cell office:value-type="float" office:value="-415.5">
            <text:p>-415.5</text:p>
          </table:table-cell>
          <table:table-cell office:value-type="float" office:value="-737.875">
            <text:p>-737.875</text:p>
          </table:table-cell>
          <table:table-cell office:value-type="float" office:value="-0.0704921422663358">
            <text:p>-0.0704921423</text:p>
          </table:table-cell>
          <table:table-cell office:value-type="float" office:value="-0.0216519020323085">
            <text:p>-0.021651902</text:p>
          </table:table-cell>
          <table:table-cell office:value-type="float" office:value="-0.0230369965657196">
            <text:p>-0.0230369966</text:p>
          </table:table-cell>
          <table:table-cell office:value-type="float" office:value="0.763017020625567">
            <text:p>0.7630170206</text:p>
          </table:table-cell>
          <table:table-cell office:value-type="float" office:value="0.925137200415689">
            <text:p>0.9251372004</text:p>
          </table:table-cell>
          <table:table-cell office:value-type="float" office:value="0.920410690313089">
            <text:p>0.9204106903</text:p>
          </table:table-cell>
          <table:table-cell office:value-type="float" office:value="-9.48217522020694">
            <text:p>-9.4821752202</text:p>
          </table:table-cell>
          <table:table-cell office:value-type="float" office:value="-31.6653855925052">
            <text:p>-31.6653855925</text:p>
          </table:table-cell>
          <table:table-cell office:value-type="float" office:value="-29.740515481006">
            <text:p>-29.740515481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office:value-type="float" office:value="835">
            <text:p>835</text:p>
          </table:table-cell>
          <table:table-cell office:value-type="float" office:value="1239">
            <text:p>1239</text:p>
          </table:table-cell>
          <table:table-cell office:value-type="float" office:value="572">
            <text:p>572</text:p>
          </table:table-cell>
          <table:table-cell office:value-type="float" office:value="11288">
            <text:p>11288</text:p>
          </table:table-cell>
          <table:table-cell office:value-type="float" office:value="17755">
            <text:p>17755</text:p>
          </table:table-cell>
          <table:table-cell office:value-type="float" office:value="29655">
            <text:p>29655</text:p>
          </table:table-cell>
          <table:table-cell office:value-type="float" office:value="-582.375">
            <text:p>-582.375</text:p>
          </table:table-cell>
          <table:table-cell office:value-type="float" office:value="43.5">
            <text:p>43.5</text:p>
          </table:table-cell>
          <table:table-cell office:value-type="float" office:value="-1437.125">
            <text:p>-1437.125</text:p>
          </table:table-cell>
          <table:table-cell office:value-type="float" office:value="-0.0515923990077959">
            <text:p>-0.051592399</text:p>
          </table:table-cell>
          <table:table-cell office:value-type="float" office:value="0.00245001408054069">
            <text:p>0.0024500141</text:p>
          </table:table-cell>
          <table:table-cell office:value-type="float" office:value="-0.0484614736132187">
            <text:p>-0.0484614736</text:p>
          </table:table-cell>
          <table:table-cell office:value-type="float" office:value="0.824643683718059">
            <text:p>0.8246436837</text:p>
          </table:table-cell>
          <table:table-cell office:value-type="float" office:value="1.00858681431712">
            <text:p>1.0085868143</text:p>
          </table:table-cell>
          <table:table-cell office:value-type="float" office:value="0.834987930626273">
            <text:p>0.8349879306</text:p>
          </table:table-cell>
          <table:table-cell office:value-type="float" office:value="-13.0854307938222">
            <text:p>-13.0854307938</text:p>
          </table:table-cell>
          <table:table-cell office:value-type="float" office:value="0">
            <text:p>0</text:p>
          </table:table-cell>
          <table:table-cell office:value-type="float" office:value="-13.9536133799243">
            <text:p>-13.953613379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office:value-type="float" office:value="561">
            <text:p>561</text:p>
          </table:table-cell>
          <table:table-cell office:value-type="float" office:value="822">
            <text:p>822</text:p>
          </table:table-cell>
          <table:table-cell office:value-type="float" office:value="1224">
            <text:p>1224</text:p>
          </table:table-cell>
          <table:table-cell office:value-type="float" office:value="11552">
            <text:p>11552</text:p>
          </table:table-cell>
          <table:table-cell office:value-type="float" office:value="17838">
            <text:p>17838</text:p>
          </table:table-cell>
          <table:table-cell office:value-type="float" office:value="26885">
            <text:p>26885</text:p>
          </table:table-cell>
          <table:table-cell office:value-type="float" office:value="-341.25">
            <text:p>-341.25</text:p>
          </table:table-cell>
          <table:table-cell office:value-type="float" office:value="-12.5">
            <text:p>-12.5</text:p>
          </table:table-cell>
          <table:table-cell office:value-type="float" office:value="-1370.75">
            <text:p>-1370.75</text:p>
          </table:table-cell>
          <table:table-cell office:value-type="float" office:value="-0.0295403393351801">
            <text:p>-0.0295403393</text:p>
          </table:table-cell>
          <table:table-cell office:value-type="float" office:value="-0.000700751205292073">
            <text:p>-0.0007007512</text:p>
          </table:table-cell>
          <table:table-cell office:value-type="float" office:value="-0.0509856797470709">
            <text:p>-0.0509856797</text:p>
          </table:table-cell>
          <table:table-cell office:value-type="float" office:value="0.898319170357023">
            <text:p>0.8983191704</text:p>
          </table:table-cell>
          <table:table-cell office:value-type="float" office:value="0.997548333243891">
            <text:p>0.9975483332</text:p>
          </table:table-cell>
          <table:table-cell office:value-type="float" office:value="0.826645218382223">
            <text:p>0.8266452184</text:p>
          </table:table-cell>
          <table:table-cell office:value-type="float" office:value="-23.1161229209006">
            <text:p>-23.1161229209</text:p>
          </table:table-cell>
          <table:table-cell office:value-type="float" office:value="0">
            <text:p>0</text:p>
          </table:table-cell>
          <table:table-cell office:value-type="float" office:value="-13.2453422683719">
            <text:p>-13.2453422684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0">
            <text:p>570</text:p>
          </table:table-cell>
          <table:table-cell office:value-type="float" office:value="829">
            <text:p>829</text:p>
          </table:table-cell>
          <table:table-cell office:value-type="float" office:value="12440">
            <text:p>12440</text:p>
          </table:table-cell>
          <table:table-cell office:value-type="float" office:value="17056">
            <text:p>17056</text:p>
          </table:table-cell>
          <table:table-cell office:value-type="float" office:value="24470">
            <text:p>24470</text:p>
          </table:table-cell>
          <table:table-cell office:value-type="float" office:value="-238.375">
            <text:p>-238.375</text:p>
          </table:table-cell>
          <table:table-cell office:value-type="float" office:value="-168.25">
            <text:p>-168.25</text:p>
          </table:table-cell>
          <table:table-cell office:value-type="float" office:value="-1443.375">
            <text:p>-1443.375</text:p>
          </table:table-cell>
          <table:table-cell office:value-type="float" office:value="-0.0191619774919614">
            <text:p>-0.0191619775</text:p>
          </table:table-cell>
          <table:table-cell office:value-type="float" office:value="-0.00986456378986867">
            <text:p>-0.0098645638</text:p>
          </table:table-cell>
          <table:table-cell office:value-type="float" office:value="-0.0589854924397221">
            <text:p>-0.0589854924</text:p>
          </table:table-cell>
          <table:table-cell office:value-type="float" office:value="0.933652754285684">
            <text:p>0.9336527543</text:p>
          </table:table-cell>
          <table:table-cell office:value-type="float" office:value="0.965664753588238">
            <text:p>0.9656647536</text:p>
          </table:table-cell>
          <table:table-cell office:value-type="float" office:value="0.800370181564951">
            <text:p>0.8003701816</text:p>
          </table:table-cell>
          <table:table-cell table:number-columns-repeated="2" office:value-type="float" office:value="0">
            <text:p>0</text:p>
          </table:table-cell>
          <table:table-cell office:value-type="float" office:value="-11.4010616667755">
            <text:p>-11.4010616668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640">
            <text:p>640</text:p>
          </table:table-cell>
          <table:table-cell office:value-type="float" office:value="897">
            <text:p>897</text:p>
          </table:table-cell>
          <table:table-cell office:value-type="float" office:value="640">
            <text:p>640</text:p>
          </table:table-cell>
          <table:table-cell office:value-type="float" office:value="11696">
            <text:p>11696</text:p>
          </table:table-cell>
          <table:table-cell office:value-type="float" office:value="15457">
            <text:p>15457</text:p>
          </table:table-cell>
          <table:table-cell office:value-type="float" office:value="22231">
            <text:p>22231</text:p>
          </table:table-cell>
          <table:table-cell office:value-type="float" office:value="-9.875">
            <text:p>-9.875</text:p>
          </table:table-cell>
          <table:table-cell office:value-type="float" office:value="-81.75">
            <text:p>-81.75</text:p>
          </table:table-cell>
          <table:table-cell office:value-type="float" office:value="-166.5">
            <text:p>-166.5</text:p>
          </table:table-cell>
          <table:table-cell office:value-type="float" office:value="-0.000844305745554036">
            <text:p>-0.0008443057</text:p>
          </table:table-cell>
          <table:table-cell office:value-type="float" office:value="-0.00528886588600634">
            <text:p>-0.0052888659</text:p>
          </table:table-cell>
          <table:table-cell office:value-type="float" office:value="-0.00748954163105573">
            <text:p>-0.0074895416</text:p>
          </table:table-cell>
          <table:table-cell office:value-type="float" office:value="0.997046327080857">
            <text:p>0.9970463271</text:p>
          </table:table-cell>
          <table:table-cell office:value-type="float" office:value="0.981543794719604">
            <text:p>0.9815437947</text:p>
          </table:table-cell>
          <table:table-cell office:value-type="float" office:value="0.973896547029638">
            <text:p>0.973896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office:value-type="float" office:value="602">
            <text:p>602</text:p>
          </table:table-cell>
          <table:table-cell office:value-type="float" office:value="1267">
            <text:p>1267</text:p>
          </table:table-cell>
          <table:table-cell office:value-type="float" office:value="602">
            <text:p>602</text:p>
          </table:table-cell>
          <table:table-cell office:value-type="float" office:value="11236">
            <text:p>11236</text:p>
          </table:table-cell>
          <table:table-cell office:value-type="float" office:value="15418">
            <text:p>15418</text:p>
          </table:table-cell>
          <table:table-cell office:value-type="float" office:value="23863">
            <text:p>23863</text:p>
          </table:table-cell>
          <table:table-cell office:value-type="float" office:value="-445.75">
            <text:p>-445.75</text:p>
          </table:table-cell>
          <table:table-cell office:value-type="float" office:value="-90.875">
            <text:p>-90.875</text:p>
          </table:table-cell>
          <table:table-cell office:value-type="float" office:value="-75.125">
            <text:p>-75.125</text:p>
          </table:table-cell>
          <table:table-cell office:value-type="float" office:value="-0.0396715913136347">
            <text:p>-0.0396715913</text:p>
          </table:table-cell>
          <table:table-cell office:value-type="float" office:value="-0.00589408483590608">
            <text:p>-0.0058940848</text:p>
          </table:table-cell>
          <table:table-cell office:value-type="float" office:value="-0.00314817918954029">
            <text:p>-0.0031481792</text:p>
          </table:table-cell>
          <table:table-cell office:value-type="float" office:value="0.864234147310696">
            <text:p>0.8642341473</text:p>
          </table:table-cell>
          <table:table-cell office:value-type="float" office:value="0.979438793936992">
            <text:p>0.9794387939</text:p>
          </table:table-cell>
          <table:table-cell office:value-type="float" office:value="0.98900079845974">
            <text:p>0.9890007985</text:p>
          </table:table-cell>
          <table:table-cell office:value-type="float" office:value="-17.1232177507149">
            <text:p>-17.12321775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office:value-type="float" office:value="608">
            <text:p>608</text:p>
          </table:table-cell>
          <table:table-cell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1490">
            <text:p>11490</text:p>
          </table:table-cell>
          <table:table-cell office:value-type="float" office:value="15518">
            <text:p>15518</text:p>
          </table:table-cell>
          <table:table-cell office:value-type="float" office:value="23771">
            <text:p>23771</text:p>
          </table:table-cell>
          <table:table-cell office:value-type="float" office:value="-186.875">
            <text:p>-186.875</text:p>
          </table:table-cell>
          <table:table-cell office:value-type="float" office:value="-185">
            <text:p>-185</text:p>
          </table:table-cell>
          <table:table-cell office:value-type="float" office:value="-186.25">
            <text:p>-186.25</text:p>
          </table:table-cell>
          <table:table-cell office:value-type="float" office:value="-0.0162641427328111">
            <text:p>-0.0162641427</text:p>
          </table:table-cell>
          <table:table-cell office:value-type="float" office:value="-0.0119216393865189">
            <text:p>-0.0119216394</text:p>
          </table:table-cell>
          <table:table-cell office:value-type="float" office:value="-0.00783517731689874">
            <text:p>-0.0078351773</text:p>
          </table:table-cell>
          <table:table-cell office:value-type="float" office:value="0.943593964219274">
            <text:p>0.9435939642</text:p>
          </table:table-cell>
          <table:table-cell office:value-type="float" office:value="0.958552828099082">
            <text:p>0.9585528281</text:p>
          </table:table-cell>
          <table:table-cell office:value-type="float" office:value="0.972697203797885">
            <text:p>0.97269720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623">
            <text:p>623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11848">
            <text:p>11848</text:p>
          </table:table-cell>
          <table:table-cell office:value-type="float" office:value="15758">
            <text:p>15758</text:p>
          </table:table-cell>
          <table:table-cell office:value-type="float" office:value="22302">
            <text:p>22302</text:p>
          </table:table-cell>
          <table:table-cell office:value-type="float" office:value="-132.75">
            <text:p>-132.75</text:p>
          </table:table-cell>
          <table:table-cell office:value-type="float" office:value="-145.5">
            <text:p>-145.5</text:p>
          </table:table-cell>
          <table:table-cell office:value-type="float" office:value="-215.375">
            <text:p>-215.375</text:p>
          </table:table-cell>
          <table:table-cell office:value-type="float" office:value="-0.0112044226873734">
            <text:p>-0.0112044227</text:p>
          </table:table-cell>
          <table:table-cell office:value-type="float" office:value="-0.00923340525447392">
            <text:p>-0.0092334053</text:p>
          </table:table-cell>
          <table:table-cell office:value-type="float" office:value="-0.0096572056317819">
            <text:p>-0.0096572056</text:p>
          </table:table-cell>
          <table:table-cell office:value-type="float" office:value="0.961030577206198">
            <text:p>0.9610305772</text:p>
          </table:table-cell>
          <table:table-cell office:value-type="float" office:value="0.967850182923624">
            <text:p>0.9678501829</text:p>
          </table:table-cell>
          <table:table-cell office:value-type="float" office:value="0.966382573065168">
            <text:p>0.966382573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832">
            <text:p>832</text:p>
          </table:table-cell>
          <table:table-cell office:value-type="float" office:value="1245">
            <text:p>1245</text:p>
          </table:table-cell>
          <table:table-cell office:value-type="float" office:value="11696">
            <text:p>11696</text:p>
          </table:table-cell>
          <table:table-cell office:value-type="float" office:value="15457">
            <text:p>15457</text:p>
          </table:table-cell>
          <table:table-cell office:value-type="float" office:value="21398">
            <text:p>21398</text:p>
          </table:table-cell>
          <table:table-cell office:value-type="float" office:value="-9.875">
            <text:p>-9.875</text:p>
          </table:table-cell>
          <table:table-cell office:value-type="float" office:value="-81.75">
            <text:p>-81.75</text:p>
          </table:table-cell>
          <table:table-cell office:value-type="float" office:value="51.25">
            <text:p>51.25</text:p>
          </table:table-cell>
          <table:table-cell office:value-type="float" office:value="-0.000844305745554036">
            <text:p>-0.0008443057</text:p>
          </table:table-cell>
          <table:table-cell office:value-type="float" office:value="-0.00528886588600634">
            <text:p>-0.0052888659</text:p>
          </table:table-cell>
          <table:table-cell office:value-type="float" office:value="0.00239508365267782">
            <text:p>0.0023950837</text:p>
          </table:table-cell>
          <table:table-cell office:value-type="float" office:value="0.997046327080857">
            <text:p>0.9970463271</text:p>
          </table:table-cell>
          <table:table-cell office:value-type="float" office:value="0.981543794719604">
            <text:p>0.9815437947</text:p>
          </table:table-cell>
          <table:table-cell office:value-type="float" office:value="1.00839403617875">
            <text:p>1.00839403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1221">
            <text:p>1221</text:p>
          </table:table-cell>
          <table:table-cell office:value-type="float" office:value="11610">
            <text:p>11610</text:p>
          </table:table-cell>
          <table:table-cell office:value-type="float" office:value="16118">
            <text:p>16118</text:p>
          </table:table-cell>
          <table:table-cell office:value-type="float" office:value="22663">
            <text:p>22663</text:p>
          </table:table-cell>
          <table:table-cell office:value-type="float" office:value="-175.625">
            <text:p>-175.625</text:p>
          </table:table-cell>
          <table:table-cell office:value-type="float" office:value="-80">
            <text:p>-80</text:p>
          </table:table-cell>
          <table:table-cell office:value-type="float" office:value="97.125">
            <text:p>97.125</text:p>
          </table:table-cell>
          <table:table-cell office:value-type="float" office:value="-0.0151270456503015">
            <text:p>-0.0151270457</text:p>
          </table:table-cell>
          <table:table-cell office:value-type="float" office:value="-0.00496339496215411">
            <text:p>-0.004963395</text:p>
          </table:table-cell>
          <table:table-cell office:value-type="float" office:value="0.0042856197326038">
            <text:p>0.0042856197</text:p>
          </table:table-cell>
          <table:table-cell office:value-type="float" office:value="0.947503842143753">
            <text:p>0.9475038421</text:p>
          </table:table-cell>
          <table:table-cell office:value-type="float" office:value="0.982676402799979">
            <text:p>0.9826764028</text:p>
          </table:table-cell>
          <table:table-cell office:value-type="float" office:value="1.01503566747564">
            <text:p>1.01503566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3">
            <text:p>623</text:p>
          </table:table-cell>
          <table:table-cell office:value-type="float" office:value="1300">
            <text:p>1300</text:p>
          </table:table-cell>
          <table:table-cell office:value-type="float" office:value="11335">
            <text:p>11335</text:p>
          </table:table-cell>
          <table:table-cell office:value-type="float" office:value="16010">
            <text:p>16010</text:p>
          </table:table-cell>
          <table:table-cell office:value-type="float" office:value="22593">
            <text:p>22593</text:p>
          </table:table-cell>
          <table:table-cell office:value-type="float" office:value="-158.375">
            <text:p>-158.375</text:p>
          </table:table-cell>
          <table:table-cell office:value-type="float" office:value="-1.125">
            <text:p>-1.125</text:p>
          </table:table-cell>
          <table:table-cell office:value-type="float" office:value="-180.25">
            <text:p>-180.25</text:p>
          </table:table-cell>
          <table:table-cell office:value-type="float" office:value="-0.0139722099691222">
            <text:p>-0.01397221</text:p>
          </table:table-cell>
          <table:table-cell table:style-name="ce17" office:value-type="float" office:value="-0.0000702685821361649">
            <text:p>-7.03E-005</text:p>
          </table:table-cell>
          <table:table-cell office:value-type="float" office:value="-0.00797813482051963">
            <text:p>-0.0079781348</text:p>
          </table:table-cell>
          <table:table-cell office:value-type="float" office:value="0.951479901504858">
            <text:p>0.9514799015</text:p>
          </table:table-cell>
          <table:table-cell office:value-type="float" office:value="0.999754069640364">
            <text:p>0.9997540696</text:p>
          </table:table-cell>
          <table:table-cell office:value-type="float" office:value="0.972201283373202">
            <text:p>0.97220128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1524">
            <text:p>11524</text:p>
          </table:table-cell>
          <table:table-cell office:value-type="float" office:value="15158">
            <text:p>15158</text:p>
          </table:table-cell>
          <table:table-cell office:value-type="float" office:value="21998">
            <text:p>21998</text:p>
          </table:table-cell>
          <table:table-cell office:value-type="float" office:value="-204.125">
            <text:p>-204.125</text:p>
          </table:table-cell>
          <table:table-cell office:value-type="float" office:value="-168.875">
            <text:p>-168.875</text:p>
          </table:table-cell>
          <table:table-cell office:value-type="float" office:value="-171.375">
            <text:p>-171.375</text:p>
          </table:table-cell>
          <table:table-cell office:value-type="float" office:value="-0.017713033668865">
            <text:p>-0.0177130337</text:p>
          </table:table-cell>
          <table:table-cell office:value-type="float" office:value="-0.0111409816598496">
            <text:p>-0.0111409817</text:p>
          </table:table-cell>
          <table:table-cell office:value-type="float" office:value="-0.00779048095281389">
            <text:p>-0.007790481</text:p>
          </table:table-cell>
          <table:table-cell office:value-type="float" office:value="0.938619335220011">
            <text:p>0.9386193352</text:p>
          </table:table-cell>
          <table:table-cell office:value-type="float" office:value="0.961249842276323">
            <text:p>0.9612498423</text:p>
          </table:table-cell>
          <table:table-cell office:value-type="float" office:value="0.972852272188365">
            <text:p>0.97285227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1295">
            <text:p>1295</text:p>
          </table:table-cell>
          <table:table-cell office:value-type="float" office:value="11242">
            <text:p>11242</text:p>
          </table:table-cell>
          <table:table-cell office:value-type="float" office:value="14990">
            <text:p>14990</text:p>
          </table:table-cell>
          <table:table-cell office:value-type="float" office:value="21137">
            <text:p>21137</text:p>
          </table:table-cell>
          <table:table-cell office:value-type="float" office:value="-83.75">
            <text:p>-83.75</text:p>
          </table:table-cell>
          <table:table-cell office:value-type="float" office:value="-19.125">
            <text:p>-19.125</text:p>
          </table:table-cell>
          <table:table-cell office:value-type="float" office:value="-37.25">
            <text:p>-37.25</text:p>
          </table:table-cell>
          <table:table-cell office:value-type="float" office:value="-0.00744974203878313">
            <text:p>-0.007449742</text:p>
          </table:table-cell>
          <table:table-cell office:value-type="float" office:value="-0.0012758505670447">
            <text:p>-0.0012758506</text:p>
          </table:table-cell>
          <table:table-cell office:value-type="float" office:value="-0.0017623125325259">
            <text:p>-0.0017623125</text:p>
          </table:table-cell>
          <table:table-cell office:value-type="float" office:value="0.97403468023089">
            <text:p>0.9740346802</text:p>
          </table:table-cell>
          <table:table-cell office:value-type="float" office:value="0.995537713492896">
            <text:p>0.9955377135</text:p>
          </table:table-cell>
          <table:table-cell office:value-type="float" office:value="0.993837993397265">
            <text:p>0.99383799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1308">
            <text:p>1308</text:p>
          </table:table-cell>
          <table:table-cell office:value-type="float" office:value="11005">
            <text:p>11005</text:p>
          </table:table-cell>
          <table:table-cell office:value-type="float" office:value="14818">
            <text:p>14818</text:p>
          </table:table-cell>
          <table:table-cell office:value-type="float" office:value="22406">
            <text:p>22406</text:p>
          </table:table-cell>
          <table:table-cell office:value-type="float" office:value="-227.875">
            <text:p>-227.875</text:p>
          </table:table-cell>
          <table:table-cell office:value-type="float" office:value="-86">
            <text:p>-86</text:p>
          </table:table-cell>
          <table:table-cell office:value-type="float" office:value="-86.625">
            <text:p>-86.625</text:p>
          </table:table-cell>
          <table:table-cell office:value-type="float" office:value="-0.0207064970467969">
            <text:p>-0.020706497</text:p>
          </table:table-cell>
          <table:table-cell office:value-type="float" office:value="-0.00580375219327845">
            <text:p>-0.0058037522</text:p>
          </table:table-cell>
          <table:table-cell office:value-type="float" office:value="-0.0038661519235919">
            <text:p>-0.0038661519</text:p>
          </table:table-cell>
          <table:table-cell office:value-type="float" office:value="0.928367628015311">
            <text:p>0.928367628</text:p>
          </table:table-cell>
          <table:table-cell office:value-type="float" office:value="0.979752887060987">
            <text:p>0.9797528871</text:p>
          </table:table-cell>
          <table:table-cell office:value-type="float" office:value="0.986497764643593">
            <text:p>0.9864977646</text:p>
          </table:table-cell>
          <table:table-cell office:value-type="float" office:value="-33.1270821941327">
            <text:p>-33.12708219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4">
            <text:p>624</text:p>
          </table:table-cell>
          <table:table-cell office:value-type="float" office:value="1309">
            <text:p>1309</text:p>
          </table:table-cell>
          <table:table-cell office:value-type="float" office:value="10845">
            <text:p>10845</text:p>
          </table:table-cell>
          <table:table-cell office:value-type="float" office:value="14677">
            <text:p>14677</text:p>
          </table:table-cell>
          <table:table-cell office:value-type="float" office:value="21537">
            <text:p>21537</text:p>
          </table:table-cell>
          <table:table-cell office:value-type="float" office:value="-62.75">
            <text:p>-62.75</text:p>
          </table:table-cell>
          <table:table-cell office:value-type="float" office:value="-330.25">
            <text:p>-330.25</text:p>
          </table:table-cell>
          <table:table-cell office:value-type="float" office:value="13.625">
            <text:p>13.625</text:p>
          </table:table-cell>
          <table:table-cell office:value-type="float" office:value="-0.0057860765329645">
            <text:p>-0.0057860765</text:p>
          </table:table-cell>
          <table:table-cell office:value-type="float" office:value="-0.0225011923417592">
            <text:p>-0.0225011923</text:p>
          </table:table-cell>
          <table:table-cell office:value-type="float" office:value="0.000632632214328829">
            <text:p>0.0006326322</text:p>
          </table:table-cell>
          <table:table-cell office:value-type="float" office:value="0.979814350350649">
            <text:p>0.9798143504</text:p>
          </table:table-cell>
          <table:table-cell office:value-type="float" office:value="0.922238181971172">
            <text:p>0.922238182</text:p>
          </table:table-cell>
          <table:table-cell office:value-type="float" office:value="1.00221499718825">
            <text:p>1.0022149972</text:p>
          </table:table-cell>
          <table:table-cell office:value-type="float" office:value="0">
            <text:p>0</text:p>
          </table:table-cell>
          <table:table-cell office:value-type="float" office:value="-30.457020770184">
            <text:p>-30.4570207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569">
            <text:p>569</text:p>
          </table:table-cell>
          <table:table-cell table:number-columns-repeated="2" office:value-type="float" office:value="1255">
            <text:p>1255</text:p>
          </table:table-cell>
          <table:table-cell office:value-type="float" office:value="10960">
            <text:p>10960</text:p>
          </table:table-cell>
          <table:table-cell office:value-type="float" office:value="14822">
            <text:p>14822</text:p>
          </table:table-cell>
          <table:table-cell office:value-type="float" office:value="21280">
            <text:p>21280</text:p>
          </table:table-cell>
          <table:table-cell office:value-type="float" office:value="-137.25">
            <text:p>-137.25</text:p>
          </table:table-cell>
          <table:table-cell office:value-type="float" office:value="-168.5">
            <text:p>-168.5</text:p>
          </table:table-cell>
          <table:table-cell office:value-type="float" office:value="-295.5">
            <text:p>-295.5</text:p>
          </table:table-cell>
          <table:table-cell office:value-type="float" office:value="-0.0125228102189781">
            <text:p>-0.0125228102</text:p>
          </table:table-cell>
          <table:table-cell office:value-type="float" office:value="-0.0113682364053434">
            <text:p>-0.0113682364</text:p>
          </table:table-cell>
          <table:table-cell office:value-type="float" office:value="-0.0138862781954887">
            <text:p>-0.0138862782</text:p>
          </table:table-cell>
          <table:table-cell office:value-type="float" office:value="0.956477532954107">
            <text:p>0.956477533</text:p>
          </table:table-cell>
          <table:table-cell office:value-type="float" office:value="0.960464476707275">
            <text:p>0.9604644767</text:p>
          </table:table-cell>
          <table:table-cell office:value-type="float" office:value="0.95177597061115">
            <text:p>0.95177597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780">
            <text:p>780</text:p>
          </table:table-cell>
          <table:table-cell office:value-type="float" office:value="1201">
            <text:p>1201</text:p>
          </table:table-cell>
          <table:table-cell office:value-type="float" office:value="11162">
            <text:p>11162</text:p>
          </table:table-cell>
          <table:table-cell office:value-type="float" office:value="14988">
            <text:p>14988</text:p>
          </table:table-cell>
          <table:table-cell office:value-type="float" office:value="21461">
            <text:p>21461</text:p>
          </table:table-cell>
          <table:table-cell office:value-type="float" office:value="3.5">
            <text:p>3.5</text:p>
          </table:table-cell>
          <table:table-cell office:value-type="float" office:value="-286.625">
            <text:p>-286.625</text:p>
          </table:table-cell>
          <table:table-cell office:value-type="float" office:value="-388">
            <text:p>-388</text:p>
          </table:table-cell>
          <table:table-cell office:value-type="float" office:value="0.000313563877441319">
            <text:p>0.0003135639</text:p>
          </table:table-cell>
          <table:table-cell office:value-type="float" office:value="-0.0191236322391246">
            <text:p>-0.0191236322</text:p>
          </table:table-cell>
          <table:table-cell office:value-type="float" office:value="-0.0180793066492708">
            <text:p>-0.0180793066</text:p>
          </table:table-cell>
          <table:table-cell office:value-type="float" office:value="1.00109766628276">
            <text:p>1.0010976663</text:p>
          </table:table-cell>
          <table:table-cell office:value-type="float" office:value="0.933784085250698">
            <text:p>0.9337840853</text:p>
          </table:table-cell>
          <table:table-cell office:value-type="float" office:value="0.937363074932232">
            <text:p>0.937363074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805">
            <text:p>805</text:p>
          </table:table-cell>
          <table:table-cell office:value-type="float" office:value="540">
            <text:p>540</text:p>
          </table:table-cell>
          <table:table-cell office:value-type="float" office:value="1226">
            <text:p>1226</text:p>
          </table:table-cell>
          <table:table-cell office:value-type="float" office:value="10910">
            <text:p>10910</text:p>
          </table:table-cell>
          <table:table-cell office:value-type="float" office:value="14303">
            <text:p>14303</text:p>
          </table:table-cell>
          <table:table-cell office:value-type="float" office:value="21482">
            <text:p>21482</text:p>
          </table:table-cell>
          <table:table-cell office:value-type="float" office:value="-124.125">
            <text:p>-124.125</text:p>
          </table:table-cell>
          <table:table-cell office:value-type="float" office:value="-330.25">
            <text:p>-330.25</text:p>
          </table:table-cell>
          <table:table-cell office:value-type="float" office:value="-168.75">
            <text:p>-168.75</text:p>
          </table:table-cell>
          <table:table-cell office:value-type="float" office:value="-0.0113771769019248">
            <text:p>-0.0113771769</text:p>
          </table:table-cell>
          <table:table-cell office:value-type="float" office:value="-0.0230895616304272">
            <text:p>-0.0230895616</text:p>
          </table:table-cell>
          <table:table-cell office:value-type="float" office:value="-0.00785541383483847">
            <text:p>-0.0078554138</text:p>
          </table:table-cell>
          <table:table-cell office:value-type="float" office:value="0.960433583545608">
            <text:p>0.9604335835</text:p>
          </table:table-cell>
          <table:table-cell office:value-type="float" office:value="0.920231464891824">
            <text:p>0.9202314649</text:p>
          </table:table-cell>
          <table:table-cell office:value-type="float" office:value="0.972626998330038">
            <text:p>0.9726269983</text:p>
          </table:table-cell>
          <table:table-cell office:value-type="float" office:value="0">
            <text:p>0</text:p>
          </table:table-cell>
          <table:table-cell office:value-type="float" office:value="-29.6720138640002">
            <text:p>-29.6720138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office:value-type="float" office:value="592">
            <text:p>59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0330">
            <text:p>10330</text:p>
          </table:table-cell>
          <table:table-cell office:value-type="float" office:value="14252">
            <text:p>14252</text:p>
          </table:table-cell>
          <table:table-cell office:value-type="float" office:value="21185">
            <text:p>21185</text:p>
          </table:table-cell>
          <table:table-cell office:value-type="float" office:value="-50.25">
            <text:p>-50.25</text:p>
          </table:table-cell>
          <table:table-cell office:value-type="float" office:value="-354.75">
            <text:p>-354.75</text:p>
          </table:table-cell>
          <table:table-cell office:value-type="float" office:value="-91.375">
            <text:p>-91.375</text:p>
          </table:table-cell>
          <table:table-cell office:value-type="float" office:value="-0.00486447241045499">
            <text:p>-0.0048644724</text:p>
          </table:table-cell>
          <table:table-cell office:value-type="float" office:value="-0.0248912433342689">
            <text:p>-0.0248912433</text:p>
          </table:table-cell>
          <table:table-cell office:value-type="float" office:value="-0.00431319329714421">
            <text:p>-0.0043131933</text:p>
          </table:table-cell>
          <table:table-cell office:value-type="float" office:value="0.983020726223398">
            <text:p>0.9830207262</text:p>
          </table:table-cell>
          <table:table-cell office:value-type="float" office:value="0.914095013359721">
            <text:p>0.9140950134</text:p>
          </table:table-cell>
          <table:table-cell office:value-type="float" office:value="0.984940286587376">
            <text:p>0.9849402866</text:p>
          </table:table-cell>
          <table:table-cell office:value-type="float" office:value="0">
            <text:p>0</text:p>
          </table:table-cell>
          <table:table-cell office:value-type="float" office:value="-27.4989996783082">
            <text:p>-27.49899967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51">
            <text:p>551</text:p>
          </table:table-cell>
          <table:table-cell office:value-type="float" office:value="1233">
            <text:p>1233</text:p>
          </table:table-cell>
          <table:table-cell office:value-type="float" office:value="10060">
            <text:p>10060</text:p>
          </table:table-cell>
          <table:table-cell office:value-type="float" office:value="14194">
            <text:p>14194</text:p>
          </table:table-cell>
          <table:table-cell office:value-type="float" office:value="20251">
            <text:p>20251</text:p>
          </table:table-cell>
          <table:table-cell office:value-type="float" office:value="-24.875">
            <text:p>-24.875</text:p>
          </table:table-cell>
          <table:table-cell office:value-type="float" office:value="-81.5">
            <text:p>-81.5</text:p>
          </table:table-cell>
          <table:table-cell office:value-type="float" office:value="-304.875">
            <text:p>-304.875</text:p>
          </table:table-cell>
          <table:table-cell office:value-type="float" office:value="-0.00247266401590457">
            <text:p>-0.002472664</text:p>
          </table:table-cell>
          <table:table-cell office:value-type="float" office:value="-0.00574186275891222">
            <text:p>-0.0057418628</text:p>
          </table:table-cell>
          <table:table-cell office:value-type="float" office:value="-0.015054812108044">
            <text:p>-0.0150548121</text:p>
          </table:table-cell>
          <table:table-cell office:value-type="float" office:value="0.991357659516312">
            <text:p>0.9913576595</text:p>
          </table:table-cell>
          <table:table-cell office:value-type="float" office:value="0.979968099560174">
            <text:p>0.9799680996</text:p>
          </table:table-cell>
          <table:table-cell office:value-type="float" office:value="0.947752386462358">
            <text:p>0.94775238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3">
            <text:p>803</text:p>
          </table:table-cell>
          <table:table-cell office:value-type="float" office:value="9814">
            <text:p>9814</text:p>
          </table:table-cell>
          <table:table-cell office:value-type="float" office:value="14282">
            <text:p>14282</text:p>
          </table:table-cell>
          <table:table-cell office:value-type="float" office:value="20731">
            <text:p>20731</text:p>
          </table:table-cell>
          <table:table-cell office:value-type="float" office:value="-207">
            <text:p>-207</text:p>
          </table:table-cell>
          <table:table-cell office:value-type="float" office:value="-42.5">
            <text:p>-42.5</text:p>
          </table:table-cell>
          <table:table-cell office:value-type="float" office:value="-385.875">
            <text:p>-385.875</text:p>
          </table:table-cell>
          <table:table-cell office:value-type="float" office:value="-0.0210923170980232">
            <text:p>-0.0210923171</text:p>
          </table:table-cell>
          <table:table-cell office:value-type="float" office:value="-0.0029757737011623">
            <text:p>-0.0029757737</text:p>
          </table:table-cell>
          <table:table-cell office:value-type="float" office:value="-0.0186134291640538">
            <text:p>-0.0186134292</text:p>
          </table:table-cell>
          <table:table-cell office:value-type="float" office:value="0.927048866404423">
            <text:p>0.9270488664</text:p>
          </table:table-cell>
          <table:table-cell office:value-type="float" office:value="0.989602148295008">
            <text:p>0.9896021483</text:p>
          </table:table-cell>
          <table:table-cell office:value-type="float" office:value="0.935532059026492">
            <text:p>0.935532059</text:p>
          </table:table-cell>
          <table:table-cell office:value-type="float" office:value="-32.5147381868182">
            <text:p>-32.51473818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534">
            <text:p>534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10067">
            <text:p>10067</text:p>
          </table:table-cell>
          <table:table-cell office:value-type="float" office:value="13549">
            <text:p>13549</text:p>
          </table:table-cell>
          <table:table-cell office:value-type="float" office:value="18814">
            <text:p>18814</text:p>
          </table:table-cell>
          <table:table-cell office:value-type="float" office:value="-202.125">
            <text:p>-202.125</text:p>
          </table:table-cell>
          <table:table-cell office:value-type="float" office:value="-258.5">
            <text:p>-258.5</text:p>
          </table:table-cell>
          <table:table-cell office:value-type="float" office:value="-277.875">
            <text:p>-277.875</text:p>
          </table:table-cell>
          <table:table-cell office:value-type="float" office:value="-0.0200779775504122">
            <text:p>-0.0200779776</text:p>
          </table:table-cell>
          <table:table-cell office:value-type="float" office:value="-0.0190788988117204">
            <text:p>-0.0190788988</text:p>
          </table:table-cell>
          <table:table-cell office:value-type="float" office:value="-0.0147695864781546">
            <text:p>-0.0147695865</text:p>
          </table:table-cell>
          <table:table-cell office:value-type="float" office:value="0.930517203931286">
            <text:p>0.9305172039</text:p>
          </table:table-cell>
          <table:table-cell office:value-type="float" office:value="0.93393730274352">
            <text:p>0.9339373027</text:p>
          </table:table-cell>
          <table:table-cell office:value-type="float" office:value="0.948734003068541">
            <text:p>0.9487340031</text:p>
          </table:table-cell>
          <table:table-cell office:value-type="float" office:value="-34.1750138862622">
            <text:p>-34.17501388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21">
            <text:p>521</text:p>
          </table:table-cell>
          <table:table-cell office:value-type="float" office:value="1187">
            <text:p>1187</text:p>
          </table:table-cell>
          <table:table-cell office:value-type="float" office:value="9830">
            <text:p>9830</text:p>
          </table:table-cell>
          <table:table-cell office:value-type="float" office:value="13465">
            <text:p>13465</text:p>
          </table:table-cell>
          <table:table-cell office:value-type="float" office:value="19240">
            <text:p>19240</text:p>
          </table:table-cell>
          <table:table-cell office:value-type="float" office:value="-127.5">
            <text:p>-127.5</text:p>
          </table:table-cell>
          <table:table-cell office:value-type="float" office:value="-134.375">
            <text:p>-134.375</text:p>
          </table:table-cell>
          <table:table-cell office:value-type="float" office:value="-434.875">
            <text:p>-434.875</text:p>
          </table:table-cell>
          <table:table-cell office:value-type="float" office:value="-0.012970498474059">
            <text:p>-0.0129704985</text:p>
          </table:table-cell>
          <table:table-cell office:value-type="float" office:value="-0.00997957668028221">
            <text:p>-0.0099795767</text:p>
          </table:table-cell>
          <table:table-cell office:value-type="float" office:value="-0.0226026507276507">
            <text:p>-0.0226026507</text:p>
          </table:table-cell>
          <table:table-cell office:value-type="float" office:value="0.954932993648898">
            <text:p>0.9549329936</text:p>
          </table:table-cell>
          <table:table-cell office:value-type="float" office:value="0.965266681842419">
            <text:p>0.9652666818</text:p>
          </table:table-cell>
          <table:table-cell office:value-type="float" office:value="0.921892046900258">
            <text:p>0.9218920469</text:p>
          </table:table-cell>
          <table:table-cell table:number-columns-repeated="2" office:value-type="float" office:value="0">
            <text:p>0</text:p>
          </table:table-cell>
          <table:table-cell office:value-type="float" office:value="-30.3187382347227">
            <text:p>-30.3187382347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9774">
            <text:p>9774</text:p>
          </table:table-cell>
          <table:table-cell office:value-type="float" office:value="14224">
            <text:p>14224</text:p>
          </table:table-cell>
          <table:table-cell office:value-type="float" office:value="20132">
            <text:p>20132</text:p>
          </table:table-cell>
          <table:table-cell office:value-type="float" office:value="-111.5">
            <text:p>-111.5</text:p>
          </table:table-cell>
          <table:table-cell office:value-type="float" office:value="-200.375">
            <text:p>-200.375</text:p>
          </table:table-cell>
          <table:table-cell office:value-type="float" office:value="-237">
            <text:p>-237</text:p>
          </table:table-cell>
          <table:table-cell office:value-type="float" office:value="-0.0114078166564354">
            <text:p>-0.0114078167</text:p>
          </table:table-cell>
          <table:table-cell office:value-type="float" office:value="-0.0140871062992126">
            <text:p>-0.0140871063</text:p>
          </table:table-cell>
          <table:table-cell office:value-type="float" office:value="-0.01177230280151">
            <text:p>-0.0117723028</text:p>
          </table:table-cell>
          <table:table-cell office:value-type="float" office:value="0.960327712732975">
            <text:p>0.9603277127</text:p>
          </table:table-cell>
          <table:table-cell office:value-type="float" office:value="0.951084083217971">
            <text:p>0.9510840832</text:p>
          </table:table-cell>
          <table:table-cell office:value-type="float" office:value="0.959068570936686">
            <text:p>0.95906857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482">
            <text:p>482</text:p>
          </table:table-cell>
          <table:table-cell table:number-columns-repeated="2" office:value-type="float" office:value="1130">
            <text:p>1130</text:p>
          </table:table-cell>
          <table:table-cell office:value-type="float" office:value="9450">
            <text:p>9450</text:p>
          </table:table-cell>
          <table:table-cell office:value-type="float" office:value="13152">
            <text:p>13152</text:p>
          </table:table-cell>
          <table:table-cell office:value-type="float" office:value="20552">
            <text:p>20552</text:p>
          </table:table-cell>
          <table:table-cell office:value-type="float" office:value="-251.625">
            <text:p>-251.625</text:p>
          </table:table-cell>
          <table:table-cell office:value-type="float" office:value="-364.125">
            <text:p>-364.125</text:p>
          </table:table-cell>
          <table:table-cell office:value-type="float" office:value="-408.875">
            <text:p>-408.875</text:p>
          </table:table-cell>
          <table:table-cell office:value-type="float" office:value="-0.0266269841269841">
            <text:p>-0.0266269841</text:p>
          </table:table-cell>
          <table:table-cell office:value-type="float" office:value="-0.0276859032846715">
            <text:p>-0.0276859033</text:p>
          </table:table-cell>
          <table:table-cell office:value-type="float" office:value="-0.0198946574542624">
            <text:p>-0.0198946575</text:p>
          </table:table-cell>
          <table:table-cell office:value-type="float" office:value="0.908195188271605">
            <text:p>0.9081951883</text:p>
          </table:table-cell>
          <table:table-cell office:value-type="float" office:value="0.904601696615398">
            <text:p>0.9046016966</text:p>
          </table:table-cell>
          <table:table-cell office:value-type="float" office:value="0.931144461804718">
            <text:p>0.9311444618</text:p>
          </table:table-cell>
          <table:table-cell office:value-type="float" office:value="-25.6836245508447">
            <text:p>-25.6836245508</text:p>
          </table:table-cell>
          <table:table-cell office:value-type="float" office:value="-24.6879096360619">
            <text:p>-24.68790963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1146">
            <text:p>114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9310">
            <text:p>9310</text:p>
          </table:table-cell>
          <table:table-cell office:value-type="float" office:value="12784">
            <text:p>12784</text:p>
          </table:table-cell>
          <table:table-cell office:value-type="float" office:value="18723">
            <text:p>18723</text:p>
          </table:table-cell>
          <table:table-cell office:value-type="float" office:value="-375.875">
            <text:p>-375.875</text:p>
          </table:table-cell>
          <table:table-cell office:value-type="float" office:value="-224.5">
            <text:p>-224.5</text:p>
          </table:table-cell>
          <table:table-cell office:value-type="float" office:value="-217.625">
            <text:p>-217.625</text:p>
          </table:table-cell>
          <table:table-cell office:value-type="float" office:value="-0.0403732545649839">
            <text:p>-0.0403732546</text:p>
          </table:table-cell>
          <table:table-cell office:value-type="float" office:value="-0.017561013767209">
            <text:p>-0.0175610138</text:p>
          </table:table-cell>
          <table:table-cell office:value-type="float" office:value="-0.011623404368958">
            <text:p>-0.0116234044</text:p>
          </table:table-cell>
          <table:table-cell office:value-type="float" office:value="0.861888408403528">
            <text:p>0.8618884084</text:p>
          </table:table-cell>
          <table:table-cell office:value-type="float" office:value="0.939140894655651">
            <text:p>0.9391408947</text:p>
          </table:table-cell>
          <table:table-cell office:value-type="float" office:value="0.959582887625731">
            <text:p>0.9595828876</text:p>
          </table:table-cell>
          <table:table-cell office:value-type="float" office:value="-16.8195202729984">
            <text:p>-16.8195202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table:number-columns-repeated="2" office:value-type="float" office:value="1089">
            <text:p>1089</text:p>
          </table:table-cell>
          <table:table-cell office:value-type="float" office:value="9040">
            <text:p>9040</text:p>
          </table:table-cell>
          <table:table-cell office:value-type="float" office:value="12468">
            <text:p>12468</text:p>
          </table:table-cell>
          <table:table-cell office:value-type="float" office:value="18683">
            <text:p>18683</text:p>
          </table:table-cell>
          <table:table-cell office:value-type="float" office:value="-577.125">
            <text:p>-577.125</text:p>
          </table:table-cell>
          <table:table-cell office:value-type="float" office:value="-129">
            <text:p>-129</text:p>
          </table:table-cell>
          <table:table-cell office:value-type="float" office:value="-232.875">
            <text:p>-232.875</text:p>
          </table:table-cell>
          <table:table-cell office:value-type="float" office:value="-0.0638412610619469">
            <text:p>-0.0638412611</text:p>
          </table:table-cell>
          <table:table-cell office:value-type="float" office:value="-0.0103464870067372">
            <text:p>-0.010346487</text:p>
          </table:table-cell>
          <table:table-cell office:value-type="float" office:value="-0.0124645399561098">
            <text:p>-0.01246454</text:p>
          </table:table-cell>
          <table:table-cell office:value-type="float" office:value="0.784543971246586">
            <text:p>0.7845439712</text:p>
          </table:table-cell>
          <table:table-cell office:value-type="float" office:value="0.963997113071446">
            <text:p>0.9639971131</text:p>
          </table:table-cell>
          <table:table-cell office:value-type="float" office:value="0.956678625075998">
            <text:p>0.9566786251</text:p>
          </table:table-cell>
          <table:table-cell office:value-type="float" office:value="-10.5069702438291">
            <text:p>-10.50697024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35">
            <text:p>635</text:p>
          </table:table-cell>
          <table:table-cell office:value-type="float" office:value="8830">
            <text:p>8830</text:p>
          </table:table-cell>
          <table:table-cell office:value-type="float" office:value="12263">
            <text:p>12263</text:p>
          </table:table-cell>
          <table:table-cell office:value-type="float" office:value="19354">
            <text:p>19354</text:p>
          </table:table-cell>
          <table:table-cell office:value-type="float" office:value="-719.125">
            <text:p>-719.125</text:p>
          </table:table-cell>
          <table:table-cell office:value-type="float" office:value="-127.125">
            <text:p>-127.125</text:p>
          </table:table-cell>
          <table:table-cell office:value-type="float" office:value="-270.625">
            <text:p>-270.625</text:p>
          </table:table-cell>
          <table:table-cell office:value-type="float" office:value="-0.0814411098527746">
            <text:p>-0.0814411099</text:p>
          </table:table-cell>
          <table:table-cell office:value-type="float" office:value="-0.0103665497839028">
            <text:p>-0.0103665498</text:p>
          </table:table-cell>
          <table:table-cell office:value-type="float" office:value="-0.013982897592229">
            <text:p>-0.0139828976</text:p>
          </table:table-cell>
          <table:table-cell office:value-type="float" office:value="0.72795611808843">
            <text:p>0.7279561181</text:p>
          </table:table-cell>
          <table:table-cell office:value-type="float" office:value="0.963927707851008">
            <text:p>0.9639277079</text:p>
          </table:table-cell>
          <table:table-cell office:value-type="float" office:value="0.951443080420345">
            <text:p>0.9514430804</text:p>
          </table:table-cell>
          <table:table-cell office:value-type="float" office:value="-8.1595434015346">
            <text:p>-8.15954340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9">
            <text:p>369</text:p>
          </table:table-cell>
          <table:table-cell office:value-type="float" office:value="604">
            <text:p>604</text:p>
          </table:table-cell>
          <table:table-cell office:value-type="float" office:value="7418">
            <text:p>7418</text:p>
          </table:table-cell>
          <table:table-cell office:value-type="float" office:value="11910">
            <text:p>11910</text:p>
          </table:table-cell>
          <table:table-cell office:value-type="float" office:value="17796">
            <text:p>17796</text:p>
          </table:table-cell>
          <table:table-cell office:value-type="float" office:value="-504">
            <text:p>-504</text:p>
          </table:table-cell>
          <table:table-cell office:value-type="float" office:value="-317.625">
            <text:p>-317.625</text:p>
          </table:table-cell>
          <table:table-cell office:value-type="float" office:value="-516">
            <text:p>-516</text:p>
          </table:table-cell>
          <table:table-cell office:value-type="float" office:value="-0.0679428417363171">
            <text:p>-0.0679428417</text:p>
          </table:table-cell>
          <table:table-cell office:value-type="float" office:value="-0.026668765743073">
            <text:p>-0.0266687657</text:p>
          </table:table-cell>
          <table:table-cell office:value-type="float" office:value="-0.0289952798381659">
            <text:p>-0.0289952798</text:p>
          </table:table-cell>
          <table:table-cell office:value-type="float" office:value="0.771247864219574">
            <text:p>0.7712478642</text:p>
          </table:table-cell>
          <table:table-cell office:value-type="float" office:value="0.908053317109112">
            <text:p>0.9080533171</text:p>
          </table:table-cell>
          <table:table-cell office:value-type="float" office:value="0.900164344022091">
            <text:p>0.900164344</text:p>
          </table:table-cell>
          <table:table-cell office:value-type="float" office:value="-9.85127876720855">
            <text:p>-9.8512787672</text:p>
          </table:table-cell>
          <table:table-cell office:value-type="float" office:value="-25.6428384488611">
            <text:p>-25.6428384489</text:p>
          </table:table-cell>
          <table:table-cell office:value-type="float" office:value="-23.5572447186515">
            <text:p>-23.5572447187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6737">
            <text:p>6737</text:p>
          </table:table-cell>
          <table:table-cell office:value-type="float" office:value="11405">
            <text:p>11405</text:p>
          </table:table-cell>
          <table:table-cell office:value-type="float" office:value="16921">
            <text:p>16921</text:p>
          </table:table-cell>
          <table:table-cell office:value-type="float" office:value="-488.75">
            <text:p>-488.75</text:p>
          </table:table-cell>
          <table:table-cell office:value-type="float" office:value="-758.375">
            <text:p>-758.375</text:p>
          </table:table-cell>
          <table:table-cell office:value-type="float" office:value="-410.5">
            <text:p>-410.5</text:p>
          </table:table-cell>
          <table:table-cell office:value-type="float" office:value="-0.0725471278016921">
            <text:p>-0.0725471278</text:p>
          </table:table-cell>
          <table:table-cell office:value-type="float" office:value="-0.0664949583516002">
            <text:p>-0.0664949584</text:p>
          </table:table-cell>
          <table:table-cell office:value-type="float" office:value="-0.0242597955203593">
            <text:p>-0.0242597955</text:p>
          </table:table-cell>
          <table:table-cell office:value-type="float" office:value="0.756400700768536">
            <text:p>0.7564007008</text:p>
          </table:table-cell>
          <table:table-cell office:value-type="float" office:value="0.775933941562314">
            <text:p>0.7759339416</text:p>
          </table:table-cell>
          <table:table-cell office:value-type="float" office:value="0.916244249528974">
            <text:p>0.9162442495</text:p>
          </table:table-cell>
          <table:table-cell office:value-type="float" office:value="-9.20351656538309">
            <text:p>-9.2035165654</text:p>
          </table:table-cell>
          <table:table-cell office:value-type="float" office:value="-10.0735083297269">
            <text:p>-10.0735083297</text:p>
          </table:table-cell>
          <table:table-cell office:value-type="float" office:value="-28.2238554515794">
            <text:p>-28.223855451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46">
            <text:p>346</text:p>
          </table:table-cell>
          <table:table-cell table:number-columns-repeated="2" office:value-type="float" office:value="914">
            <text:p>914</text:p>
          </table:table-cell>
          <table:table-cell office:value-type="float" office:value="4930">
            <text:p>4930</text:p>
          </table:table-cell>
          <table:table-cell office:value-type="float" office:value="10678">
            <text:p>10678</text:p>
          </table:table-cell>
          <table:table-cell office:value-type="float" office:value="18081">
            <text:p>18081</text:p>
          </table:table-cell>
          <table:table-cell office:value-type="float" office:value="-435">
            <text:p>-435</text:p>
          </table:table-cell>
          <table:table-cell office:value-type="float" office:value="-190.5">
            <text:p>-190.5</text:p>
          </table:table-cell>
          <table:table-cell office:value-type="float" office:value="-256.375">
            <text:p>-256.375</text:p>
          </table:table-cell>
          <table:table-cell office:value-type="float" office:value="-0.0882352941176471">
            <text:p>-0.0882352941</text:p>
          </table:table-cell>
          <table:table-cell office:value-type="float" office:value="-0.0178404195542236">
            <text:p>-0.0178404196</text:p>
          </table:table-cell>
          <table:table-cell office:value-type="float" office:value="-0.0141792489353465">
            <text:p>-0.0141792489</text:p>
          </table:table-cell>
          <table:table-cell office:value-type="float" office:value="0.70643598615917">
            <text:p>0.7064359862</text:p>
          </table:table-cell>
          <table:table-cell office:value-type="float" office:value="0.938182361477164">
            <text:p>0.9381823615</text:p>
          </table:table-cell>
          <table:table-cell office:value-type="float" office:value="0.950766688883014">
            <text:p>0.9507666889</text:p>
          </table:table-cell>
          <table:table-cell office:value-type="float" office:value="-7.50375952252056">
            <text:p>-7.50375952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54">
            <text:p>454</text:p>
          </table:table-cell>
          <table:table-cell office:value-type="float" office:value="670">
            <text:p>670</text:p>
          </table:table-cell>
          <table:table-cell office:value-type="float" office:value="1006">
            <text:p>1006</text:p>
          </table:table-cell>
          <table:table-cell office:value-type="float" office:value="5508">
            <text:p>5508</text:p>
          </table:table-cell>
          <table:table-cell office:value-type="float" office:value="10840">
            <text:p>10840</text:p>
          </table:table-cell>
          <table:table-cell office:value-type="float" office:value="18810">
            <text:p>18810</text:p>
          </table:table-cell>
          <table:table-cell office:value-type="float" office:value="-389.5">
            <text:p>-389.5</text:p>
          </table:table-cell>
          <table:table-cell office:value-type="float" office:value="-175">
            <text:p>-175</text:p>
          </table:table-cell>
          <table:table-cell office:value-type="float" office:value="-301.125">
            <text:p>-301.125</text:p>
          </table:table-cell>
          <table:table-cell office:value-type="float" office:value="-0.0707153231663036">
            <text:p>-0.0707153232</text:p>
          </table:table-cell>
          <table:table-cell office:value-type="float" office:value="-0.0161439114391144">
            <text:p>-0.0161439114</text:p>
          </table:table-cell>
          <table:table-cell office:value-type="float" office:value="-0.0160087719298246">
            <text:p>-0.0160087719</text:p>
          </table:table-cell>
          <table:table-cell office:value-type="float" office:value="0.762297656501747">
            <text:p>0.7622976565</text:p>
          </table:table-cell>
          <table:table-cell office:value-type="float" office:value="0.944007136681145">
            <text:p>0.9440071367</text:p>
          </table:table-cell>
          <table:table-cell office:value-type="float" office:value="0.944471608571868">
            <text:p>0.9444716086</text:p>
          </table:table-cell>
          <table:table-cell office:value-type="float" office:value="-9.4511280327025">
            <text:p>-9.45112803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22">
            <text:p>522</text:p>
          </table:table-cell>
          <table:table-cell office:value-type="float" office:value="732">
            <text:p>732</text:p>
          </table:table-cell>
          <table:table-cell office:value-type="float" office:value="5516">
            <text:p>5516</text:p>
          </table:table-cell>
          <table:table-cell office:value-type="float" office:value="9799">
            <text:p>9799</text:p>
          </table:table-cell>
          <table:table-cell office:value-type="float" office:value="17127">
            <text:p>17127</text:p>
          </table:table-cell>
          <table:table-cell office:value-type="float" office:value="-318.625">
            <text:p>-318.625</text:p>
          </table:table-cell>
          <table:table-cell office:value-type="float" office:value="-295.5">
            <text:p>-295.5</text:p>
          </table:table-cell>
          <table:table-cell office:value-type="float" office:value="-528.625">
            <text:p>-528.625</text:p>
          </table:table-cell>
          <table:table-cell office:value-type="float" office:value="-0.0577637781000725">
            <text:p>-0.0577637781</text:p>
          </table:table-cell>
          <table:table-cell office:value-type="float" office:value="-0.0301561383814675">
            <text:p>-0.0301561384</text:p>
          </table:table-cell>
          <table:table-cell office:value-type="float" office:value="-0.0308650084661645">
            <text:p>-0.0308650085</text:p>
          </table:table-cell>
          <table:table-cell office:value-type="float" office:value="0.804366618608119">
            <text:p>0.8043666186</text:p>
          </table:table-cell>
          <table:table-cell office:value-type="float" office:value="0.896235925321745">
            <text:p>0.8962359253</text:p>
          </table:table-cell>
          <table:table-cell office:value-type="float" office:value="0.893839661913752">
            <text:p>0.8938396619</text:p>
          </table:table-cell>
          <table:table-cell office:value-type="float" office:value="-11.6496754741934">
            <text:p>-11.6496754742</text:p>
          </table:table-cell>
          <table:table-cell office:value-type="float" office:value="-22.6369343019821">
            <text:p>-22.636934302</text:p>
          </table:table-cell>
          <table:table-cell office:value-type="float" office:value="-22.1089941115917">
            <text:p>-22.1089941116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61">
            <text:p>561</text:p>
          </table:table-cell>
          <table:table-cell table:number-columns-repeated="2" office:value-type="float" office:value="765">
            <text:p>765</text:p>
          </table:table-cell>
          <table:table-cell office:value-type="float" office:value="4816">
            <text:p>4816</text:p>
          </table:table-cell>
          <table:table-cell office:value-type="float" office:value="8976">
            <text:p>8976</text:p>
          </table:table-cell>
          <table:table-cell office:value-type="float" office:value="15659">
            <text:p>15659</text:p>
          </table:table-cell>
          <table:table-cell office:value-type="float" office:value="-280.5">
            <text:p>-280.5</text:p>
          </table:table-cell>
          <table:table-cell office:value-type="float" office:value="-390.625">
            <text:p>-390.625</text:p>
          </table:table-cell>
          <table:table-cell office:value-type="float" office:value="-657.125">
            <text:p>-657.125</text:p>
          </table:table-cell>
          <table:table-cell office:value-type="float" office:value="-0.0582433554817276">
            <text:p>-0.0582433555</text:p>
          </table:table-cell>
          <table:table-cell office:value-type="float" office:value="-0.0435188279857398">
            <text:p>-0.043518828</text:p>
          </table:table-cell>
          <table:table-cell office:value-type="float" office:value="-0.0419646848457756">
            <text:p>-0.0419646848</text:p>
          </table:table-cell>
          <table:table-cell office:value-type="float" office:value="0.802797141191184">
            <text:p>0.8027971412</text:p>
          </table:table-cell>
          <table:table-cell office:value-type="float" office:value="0.851396123292846">
            <text:p>0.8513961233</text:p>
          </table:table-cell>
          <table:table-cell office:value-type="float" office:value="0.856575231197228">
            <text:p>0.8565752312</text:p>
          </table:table-cell>
          <table:table-cell office:value-type="float" office:value="-11.5508403322798">
            <text:p>-11.5508403323</text:p>
          </table:table-cell>
          <table:table-cell office:value-type="float" office:value="-15.5783804875417">
            <text:p>-15.5783804875</text:p>
          </table:table-cell>
          <table:table-cell office:value-type="float" office:value="-16.168342914488">
            <text:p>-16.1683429145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1007">
            <text:p>1007</text:p>
          </table:table-cell>
          <table:table-cell office:value-type="float" office:value="4060">
            <text:p>4060</text:p>
          </table:table-cell>
          <table:table-cell office:value-type="float" office:value="8632">
            <text:p>8632</text:p>
          </table:table-cell>
          <table:table-cell office:value-type="float" office:value="15397">
            <text:p>15397</text:p>
          </table:table-cell>
          <table:table-cell office:value-type="float" office:value="-238">
            <text:p>-238</text:p>
          </table:table-cell>
          <table:table-cell office:value-type="float" office:value="-539.25">
            <text:p>-539.25</text:p>
          </table:table-cell>
          <table:table-cell office:value-type="float" office:value="-989.375">
            <text:p>-989.375</text:p>
          </table:table-cell>
          <table:table-cell office:value-type="float" office:value="-0.0586206896551724">
            <text:p>-0.0586206897</text:p>
          </table:table-cell>
          <table:table-cell office:value-type="float" office:value="-0.0624710379981464">
            <text:p>-0.062471038</text:p>
          </table:table-cell>
          <table:table-cell office:value-type="float" office:value="-0.0642576475936871">
            <text:p>-0.0642576476</text:p>
          </table:table-cell>
          <table:table-cell office:value-type="float" office:value="0.801562901307967">
            <text:p>0.8015629013</text:p>
          </table:table-cell>
          <table:table-cell office:value-type="float" office:value="0.789000522960077">
            <text:p>0.789000523</text:p>
          </table:table-cell>
          <table:table-cell office:value-type="float" office:value="0.783191162159673">
            <text:p>0.7831911622</text:p>
          </table:table-cell>
          <table:table-cell office:value-type="float" office:value="-11.4742126869591">
            <text:p>-11.474212687</text:p>
          </table:table-cell>
          <table:table-cell office:value-type="float" office:value="-10.7451970149423">
            <text:p>-10.7451970149</text:p>
          </table:table-cell>
          <table:table-cell office:value-type="float" office:value="-10.4365894083194">
            <text:p>-10.4365894083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29">
            <text:p>429</text:p>
          </table:table-cell>
          <table:table-cell table:number-columns-repeated="2" office:value-type="float" office:value="935">
            <text:p>935</text:p>
          </table:table-cell>
          <table:table-cell office:value-type="float" office:value="4536">
            <text:p>4536</text:p>
          </table:table-cell>
          <table:table-cell office:value-type="float" office:value="8562">
            <text:p>8562</text:p>
          </table:table-cell>
          <table:table-cell office:value-type="float" office:value="14724">
            <text:p>14724</text:p>
          </table:table-cell>
          <table:table-cell office:value-type="float" office:value="-169.75">
            <text:p>-169.75</text:p>
          </table:table-cell>
          <table:table-cell office:value-type="float" office:value="-694.375">
            <text:p>-694.375</text:p>
          </table:table-cell>
          <table:table-cell office:value-type="float" office:value="-1033.375">
            <text:p>-1033.375</text:p>
          </table:table-cell>
          <table:table-cell office:value-type="float" office:value="-0.0374228395061728">
            <text:p>-0.0374228395</text:p>
          </table:table-cell>
          <table:table-cell office:value-type="float" office:value="-0.0810996262555478">
            <text:p>-0.0810996263</text:p>
          </table:table-cell>
          <table:table-cell office:value-type="float" office:value="-0.0701830345014942">
            <text:p>-0.0701830345</text:p>
          </table:table-cell>
          <table:table-cell office:value-type="float" office:value="0.871764980805136">
            <text:p>0.8717649808</text:p>
          </table:table-cell>
          <table:table-cell office:value-type="float" office:value="0.72904252088801">
            <text:p>0.7290425209</text:p>
          </table:table-cell>
          <table:table-cell office:value-type="float" office:value="0.764013669575173">
            <text:p>0.7640136696</text:p>
          </table:table-cell>
          <table:table-cell office:value-type="float" office:value="-18.1732593498534">
            <text:p>-18.1732593499</text:p>
          </table:table-cell>
          <table:table-cell office:value-type="float" office:value="-8.19540195643988">
            <text:p>-8.1954019564</text:p>
          </table:table-cell>
          <table:table-cell office:value-type="float" office:value="-9.52550186199301">
            <text:p>-9.525501862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552">
            <text:p>552</text:p>
          </table:table-cell>
          <table:table-cell office:value-type="float" office:value="858">
            <text:p>858</text:p>
          </table:table-cell>
          <table:table-cell office:value-type="float" office:value="4464">
            <text:p>4464</text:p>
          </table:table-cell>
          <table:table-cell office:value-type="float" office:value="7448">
            <text:p>7448</text:p>
          </table:table-cell>
          <table:table-cell office:value-type="float" office:value="12645">
            <text:p>12645</text:p>
          </table:table-cell>
          <table:table-cell office:value-type="float" office:value="-269.75">
            <text:p>-269.75</text:p>
          </table:table-cell>
          <table:table-cell office:value-type="float" office:value="-378.75">
            <text:p>-378.75</text:p>
          </table:table-cell>
          <table:table-cell office:value-type="float" office:value="-837.5">
            <text:p>-837.5</text:p>
          </table:table-cell>
          <table:table-cell office:value-type="float" office:value="-0.0604278673835125">
            <text:p>-0.0604278674</text:p>
          </table:table-cell>
          <table:table-cell office:value-type="float" office:value="-0.0508525778732546">
            <text:p>-0.0508525779</text:p>
          </table:table-cell>
          <table:table-cell office:value-type="float" office:value="-0.0662317121391855">
            <text:p>-0.0662317121</text:p>
          </table:table-cell>
          <table:table-cell office:value-type="float" office:value="0.795659457384484">
            <text:p>0.7956594574</text:p>
          </table:table-cell>
          <table:table-cell office:value-type="float" office:value="0.827084507409266">
            <text:p>0.8270845074</text:p>
          </table:table-cell>
          <table:table-cell office:value-type="float" office:value="0.776786821310911">
            <text:p>0.7767868213</text:p>
          </table:table-cell>
          <table:table-cell office:value-type="float" office:value="-11.1204806427759">
            <text:p>-11.1204806428</text:p>
          </table:table-cell>
          <table:table-cell office:value-type="float" office:value="-13.2809338500029">
            <text:p>-13.28093385</text:p>
          </table:table-cell>
          <table:table-cell office:value-type="float" office:value="-10.1149563256346">
            <text:p>-10.1149563256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770">
            <text:p>3770</text:p>
          </table:table-cell>
          <table:table-cell office:value-type="float" office:value="7101">
            <text:p>7101</text:p>
          </table:table-cell>
          <table:table-cell office:value-type="float" office:value="11334">
            <text:p>11334</text:p>
          </table:table-cell>
          <table:table-cell office:value-type="float" office:value="-316.625">
            <text:p>-316.625</text:p>
          </table:table-cell>
          <table:table-cell office:value-type="float" office:value="-295.75">
            <text:p>-295.75</text:p>
          </table:table-cell>
          <table:table-cell office:value-type="float" office:value="-637">
            <text:p>-637</text:p>
          </table:table-cell>
          <table:table-cell office:value-type="float" office:value="-0.0839854111405836">
            <text:p>-0.0839854111</text:p>
          </table:table-cell>
          <table:table-cell office:value-type="float" office:value="-0.0416490635121814">
            <text:p>-0.0416490635</text:p>
          </table:table-cell>
          <table:table-cell office:value-type="float" office:value="-0.0562025763190401">
            <text:p>-0.0562025763</text:p>
          </table:table-cell>
          <table:table-cell office:value-type="float" office:value="0.719876017605485">
            <text:p>0.7198760176</text:p>
          </table:table-cell>
          <table:table-cell office:value-type="float" office:value="0.857628180910591">
            <text:p>0.8576281809</text:p>
          </table:table-cell>
          <table:table-cell office:value-type="float" office:value="0.809482092869759">
            <text:p>0.8094820929</text:p>
          </table:table-cell>
          <table:table-cell office:value-type="float" office:value="-7.9015455181973">
            <text:p>-7.9015455182</text:p>
          </table:table-cell>
          <table:table-cell office:value-type="float" office:value="-16.2935326172967">
            <text:p>-16.2935326173</text:p>
          </table:table-cell>
          <table:table-cell office:value-type="float" office:value="-11.9830997667162">
            <text:p>-11.9830997667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3">
            <text:p>3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4212">
            <text:p>4212</text:p>
          </table:table-cell>
          <table:table-cell office:value-type="float" office:value="6948">
            <text:p>6948</text:p>
          </table:table-cell>
          <table:table-cell office:value-type="float" office:value="10692">
            <text:p>10692</text:p>
          </table:table-cell>
          <table:table-cell office:value-type="float" office:value="-157.625">
            <text:p>-157.625</text:p>
          </table:table-cell>
          <table:table-cell office:value-type="float" office:value="-51.75">
            <text:p>-51.75</text:p>
          </table:table-cell>
          <table:table-cell office:value-type="float" office:value="-496">
            <text:p>-496</text:p>
          </table:table-cell>
          <table:table-cell office:value-type="float" office:value="-0.0374228395061728">
            <text:p>-0.0374228395</text:p>
          </table:table-cell>
          <table:table-cell office:value-type="float" office:value="-0.00744818652849741">
            <text:p>-0.0074481865</text:p>
          </table:table-cell>
          <table:table-cell office:value-type="float" office:value="-0.0463898241676019">
            <text:p>-0.0463898242</text:p>
          </table:table-cell>
          <table:table-cell office:value-type="float" office:value="0.871764980805136">
            <text:p>0.8717649808</text:p>
          </table:table-cell>
          <table:table-cell office:value-type="float" office:value="0.974040079096083">
            <text:p>0.9740400791</text:p>
          </table:table-cell>
          <table:table-cell office:value-type="float" office:value="0.841853566354543">
            <text:p>0.8418535664</text:p>
          </table:table-cell>
          <table:table-cell office:value-type="float" office:value="-18.1732593498534">
            <text:p>-18.1732593499</text:p>
          </table:table-cell>
          <table:table-cell office:value-type="float" office:value="0">
            <text:p>0</text:p>
          </table:table-cell>
          <table:table-cell office:value-type="float" office:value="-14.5924764456543">
            <text:p>-14.5924764457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3">
            <text:p>3</text:p>
          </table:table-cell>
          <table:table-cell office:value-type="float" office:value="461">
            <text:p>461</text:p>
          </table:table-cell>
          <table:table-cell office:value-type="float" office:value="644">
            <text:p>644</text:p>
          </table:table-cell>
          <table:table-cell office:value-type="float" office:value="461">
            <text:p>461</text:p>
          </table:table-cell>
          <table:table-cell office:value-type="float" office:value="4667">
            <text:p>4667</text:p>
          </table:table-cell>
          <table:table-cell office:value-type="float" office:value="6916">
            <text:p>6916</text:p>
          </table:table-cell>
          <table:table-cell office:value-type="float" office:value="11847">
            <text:p>11847</text:p>
          </table:table-cell>
          <table:table-cell office:value-type="float" office:value="-186.875">
            <text:p>-186.875</text:p>
          </table:table-cell>
          <table:table-cell office:value-type="float" office:value="-379.625">
            <text:p>-379.625</text:p>
          </table:table-cell>
          <table:table-cell office:value-type="float" office:value="-665">
            <text:p>-665</text:p>
          </table:table-cell>
          <table:table-cell office:value-type="float" office:value="-0.040041782729805">
            <text:p>-0.0400417827</text:p>
          </table:table-cell>
          <table:table-cell office:value-type="float" office:value="-0.0548908328513592">
            <text:p>-0.0548908329</text:p>
          </table:table-cell>
          <table:table-cell office:value-type="float" office:value="-0.0561323541824935">
            <text:p>-0.0561323542</text:p>
          </table:table-cell>
          <table:table-cell office:value-type="float" office:value="0.862996315399477">
            <text:p>0.8629963154</text:p>
          </table:table-cell>
          <table:table-cell office:value-type="float" office:value="0.81378757194123">
            <text:p>0.8137875719</text:p>
          </table:table-cell>
          <table:table-cell office:value-type="float" office:value="0.809712409085968">
            <text:p>0.8097124091</text:p>
          </table:table-cell>
          <table:table-cell office:value-type="float" office:value="-16.9616634041053">
            <text:p>-16.9616634041</text:p>
          </table:table-cell>
          <table:table-cell office:value-type="float" office:value="-12.2779058956327">
            <text:p>-12.2779058956</text:p>
          </table:table-cell>
          <table:table-cell office:value-type="float" office:value="-11.9985327878916">
            <text:p>-11.9985327879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3">
            <text:p>3</text:p>
          </table:table-cell>
          <table:table-cell office:value-type="float" office:value="472">
            <text:p>472</text:p>
          </table:table-cell>
          <table:table-cell office:value-type="float" office:value="958">
            <text:p>958</text:p>
          </table:table-cell>
          <table:table-cell office:value-type="float" office:value="472">
            <text:p>472</text:p>
          </table:table-cell>
          <table:table-cell office:value-type="float" office:value="3906">
            <text:p>3906</text:p>
          </table:table-cell>
          <table:table-cell office:value-type="float" office:value="6312">
            <text:p>6312</text:p>
          </table:table-cell>
          <table:table-cell office:value-type="float" office:value="11352">
            <text:p>11352</text:p>
          </table:table-cell>
          <table:table-cell office:value-type="float" office:value="-89.25">
            <text:p>-89.25</text:p>
          </table:table-cell>
          <table:table-cell office:value-type="float" office:value="-138">
            <text:p>-138</text:p>
          </table:table-cell>
          <table:table-cell office:value-type="float" office:value="-400.25">
            <text:p>-400.25</text:p>
          </table:table-cell>
          <table:table-cell office:value-type="float" office:value="-0.0228494623655914">
            <text:p>-0.0228494624</text:p>
          </table:table-cell>
          <table:table-cell office:value-type="float" office:value="-0.0218631178707224">
            <text:p>-0.0218631179</text:p>
          </table:table-cell>
          <table:table-cell office:value-type="float" office:value="-0.035258104298802">
            <text:p>-0.0352581043</text:p>
          </table:table-cell>
          <table:table-cell office:value-type="float" office:value="0.921050193664007">
            <text:p>0.9210501937</text:p>
          </table:table-cell>
          <table:table-cell office:value-type="float" office:value="0.924415959461608">
            <text:p>0.9244159595</text:p>
          </table:table-cell>
          <table:table-cell office:value-type="float" office:value="0.879033177434934">
            <text:p>0.8790331774</text:p>
          </table:table-cell>
          <table:table-cell office:value-type="float" office:value="-29.987473762812">
            <text:p>-29.9874737628</text:p>
          </table:table-cell>
          <table:table-cell office:value-type="float" office:value="-31.3560988494068">
            <text:p>-31.3560988494</text:p>
          </table:table-cell>
          <table:table-cell office:value-type="float" office:value="-19.3105830618414">
            <text:p>-19.3105830618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3">
            <text:p>3</text:p>
          </table:table-cell>
          <table:table-cell office:value-type="float" office:value="437">
            <text:p>437</text:p>
          </table:table-cell>
          <table:table-cell office:value-type="float" office:value="919">
            <text:p>919</text:p>
          </table:table-cell>
          <table:table-cell office:value-type="float" office:value="437">
            <text:p>437</text:p>
          </table:table-cell>
          <table:table-cell office:value-type="float" office:value="3794">
            <text:p>3794</text:p>
          </table:table-cell>
          <table:table-cell office:value-type="float" office:value="6176">
            <text:p>6176</text:p>
          </table:table-cell>
          <table:table-cell office:value-type="float" office:value="11088">
            <text:p>11088</text:p>
          </table:table-cell>
          <table:table-cell office:value-type="float" office:value="-68.25">
            <text:p>-68.25</text:p>
          </table:table-cell>
          <table:table-cell office:value-type="float" office:value="-46">
            <text:p>-46</text:p>
          </table:table-cell>
          <table:table-cell office:value-type="float" office:value="-113.875">
            <text:p>-113.875</text:p>
          </table:table-cell>
          <table:table-cell office:value-type="float" office:value="-0.0179889298892989">
            <text:p>-0.0179889299</text:p>
          </table:table-cell>
          <table:table-cell office:value-type="float" office:value="-0.00744818652849741">
            <text:p>-0.0074481865</text:p>
          </table:table-cell>
          <table:table-cell office:value-type="float" office:value="-0.0102701118326118">
            <text:p>-0.0102701118</text:p>
          </table:table-cell>
          <table:table-cell office:value-type="float" office:value="0.937673004520636">
            <text:p>0.9376730045</text:p>
          </table:table-cell>
          <table:table-cell office:value-type="float" office:value="0.974040079096083">
            <text:p>0.9740400791</text:p>
          </table:table-cell>
          <table:table-cell office:value-type="float" office:value="0.964261339972085">
            <text:p>0.964261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3">
            <text:p>3</text:p>
          </table:table-cell>
          <table:table-cell office:value-type="float" office:value="394">
            <text:p>394</text:p>
          </table:table-cell>
          <table:table-cell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4354">
            <text:p>4354</text:p>
          </table:table-cell>
          <table:table-cell office:value-type="float" office:value="6372">
            <text:p>6372</text:p>
          </table:table-cell>
          <table:table-cell office:value-type="float" office:value="11220">
            <text:p>11220</text:p>
          </table:table-cell>
          <table:table-cell office:value-type="float" office:value="-75.25">
            <text:p>-75.25</text:p>
          </table:table-cell>
          <table:table-cell office:value-type="float" office:value="-129.375">
            <text:p>-129.375</text:p>
          </table:table-cell>
          <table:table-cell office:value-type="float" office:value="70.125">
            <text:p>70.125</text:p>
          </table:table-cell>
          <table:table-cell office:value-type="float" office:value="-0.0172829581993569">
            <text:p>-0.0172829582</text:p>
          </table:table-cell>
          <table:table-cell office:value-type="float" office:value="-0.0203036723163842">
            <text:p>-0.0203036723</text:p>
          </table:table-cell>
          <table:table-cell office:value-type="float" office:value="0.00625">
            <text:p>0.00625</text:p>
          </table:table-cell>
          <table:table-cell office:value-type="float" office:value="0.940095099564727">
            <text:p>0.9400950996</text:p>
          </table:table-cell>
          <table:table-cell office:value-type="float" office:value="0.929745135547336">
            <text:p>0.9297451355</text:p>
          </table:table-cell>
          <table:table-cell office:value-type="float" office:value="1.0219515625">
            <text:p>1.0219515625</text:p>
          </table:table-cell>
          <table:table-cell office:value-type="float" office:value="0">
            <text:p>0</text:p>
          </table:table-cell>
          <table:table-cell office:value-type="float" office:value="-33.7912470466185">
            <text:p>-33.79124704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44">
            <text:p>344</text:p>
          </table:table-cell>
          <table:table-cell office:value-type="float" office:value="3627">
            <text:p>3627</text:p>
          </table:table-cell>
          <table:table-cell office:value-type="float" office:value="6138">
            <text:p>6138</text:p>
          </table:table-cell>
          <table:table-cell office:value-type="float" office:value="9548">
            <text:p>9548</text:p>
          </table:table-cell>
          <table:table-cell office:value-type="float" office:value="-82.875">
            <text:p>-82.875</text:p>
          </table:table-cell>
          <table:table-cell office:value-type="float" office:value="-140.25">
            <text:p>-140.25</text:p>
          </table:table-cell>
          <table:table-cell office:value-type="float" office:value="-336">
            <text:p>-336</text:p>
          </table:table-cell>
          <table:table-cell table:number-columns-repeated="2" office:value-type="float" office:value="-0.0228494623655914">
            <text:p>-0.0228494624</text:p>
          </table:table-cell>
          <table:table-cell office:value-type="float" office:value="-0.0351906158357771">
            <text:p>-0.0351906158</text:p>
          </table:table-cell>
          <table:table-cell table:number-columns-repeated="2" office:value-type="float" office:value="0.921050193664007">
            <text:p>0.9210501937</text:p>
          </table:table-cell>
          <table:table-cell office:value-type="float" office:value="0.879260068282867">
            <text:p>0.8792600683</text:p>
          </table:table-cell>
          <table:table-cell table:number-columns-repeated="2" office:value-type="float" office:value="-29.987473762812">
            <text:p>-29.9874737628</text:p>
          </table:table-cell>
          <table:table-cell office:value-type="float" office:value="-19.3482895175452">
            <text:p>-19.3482895175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3">
            <text:p>3</text:p>
          </table:table-cell>
          <table:table-cell office:value-type="float" office:value="290">
            <text:p>290</text:p>
          </table:table-cell>
          <table:table-cell table:number-columns-repeated="2" office:value-type="float" office:value="471">
            <text:p>471</text:p>
          </table:table-cell>
          <table:table-cell office:value-type="float" office:value="3523">
            <text:p>3523</text:p>
          </table:table-cell>
          <table:table-cell office:value-type="float" office:value="5889">
            <text:p>5889</text:p>
          </table:table-cell>
          <table:table-cell office:value-type="float" office:value="9030">
            <text:p>9030</text:p>
          </table:table-cell>
          <table:table-cell office:value-type="float" office:value="-63.375">
            <text:p>-63.375</text:p>
          </table:table-cell>
          <table:table-cell office:value-type="float" office:value="-133.25">
            <text:p>-133.25</text:p>
          </table:table-cell>
          <table:table-cell office:value-type="float" office:value="-173.25">
            <text:p>-173.25</text:p>
          </table:table-cell>
          <table:table-cell office:value-type="float" office:value="-0.0179889298892989">
            <text:p>-0.0179889299</text:p>
          </table:table-cell>
          <table:table-cell office:value-type="float" office:value="-0.0226269315673289">
            <text:p>-0.0226269316</text:p>
          </table:table-cell>
          <table:table-cell office:value-type="float" office:value="-0.0191860465116279">
            <text:p>-0.0191860465</text:p>
          </table:table-cell>
          <table:table-cell office:value-type="float" office:value="0.937673004520636">
            <text:p>0.9376730045</text:p>
          </table:table-cell>
          <table:table-cell office:value-type="float" office:value="0.921809216457368">
            <text:p>0.9218092165</text:p>
          </table:table-cell>
          <table:table-cell office:value-type="float" office:value="0.933570321795565">
            <text:p>0.9335703218</text:p>
          </table:table-cell>
          <table:table-cell office:value-type="float" office:value="0">
            <text:p>0</text:p>
          </table:table-cell>
          <table:table-cell office:value-type="float" office:value="-30.2858286000243">
            <text:p>-30.28582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3">
            <text:p>3</text:p>
          </table:table-cell>
          <table:table-cell office:value-type="float" office:value="324">
            <text:p>324</text:p>
          </table:table-cell>
          <table:table-cell office:value-type="float" office:value="782">
            <text:p>782</text:p>
          </table:table-cell>
          <table:table-cell office:value-type="float" office:value="324">
            <text:p>324</text:p>
          </table:table-cell>
          <table:table-cell office:value-type="float" office:value="4043">
            <text:p>4043</text:p>
          </table:table-cell>
          <table:table-cell office:value-type="float" office:value="6093">
            <text:p>6093</text:p>
          </table:table-cell>
          <table:table-cell office:value-type="float" office:value="10263">
            <text:p>10263</text:p>
          </table:table-cell>
          <table:table-cell office:value-type="float" office:value="-69.875">
            <text:p>-69.875</text:p>
          </table:table-cell>
          <table:table-cell office:value-type="float" office:value="-76.5">
            <text:p>-76.5</text:p>
          </table:table-cell>
          <table:table-cell office:value-type="float" office:value="-177.375">
            <text:p>-177.375</text:p>
          </table:table-cell>
          <table:table-cell office:value-type="float" office:value="-0.0172829581993569">
            <text:p>-0.0172829582</text:p>
          </table:table-cell>
          <table:table-cell office:value-type="float" office:value="-0.0125553914327917">
            <text:p>-0.0125553914</text:p>
          </table:table-cell>
          <table:table-cell office:value-type="float" office:value="-0.0172829581993569">
            <text:p>-0.0172829582</text:p>
          </table:table-cell>
          <table:table-cell office:value-type="float" office:value="0.940095099564727">
            <text:p>0.9400950996</text:p>
          </table:table-cell>
          <table:table-cell office:value-type="float" office:value="0.956365100179129">
            <text:p>0.9563651002</text:p>
          </table:table-cell>
          <table:table-cell office:value-type="float" office:value="0.940095099564727">
            <text:p>0.94009509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3">
            <text:p>3</text:p>
          </table:table-cell>
          <table:table-cell office:value-type="float" office:value="359">
            <text:p>359</text:p>
          </table:table-cell>
          <table:table-cell office:value-type="float" office:value="532">
            <text:p>532</text:p>
          </table:table-cell>
          <table:table-cell office:value-type="float" office:value="359">
            <text:p>359</text:p>
          </table:table-cell>
          <table:table-cell office:value-type="float" office:value="4102">
            <text:p>4102</text:p>
          </table:table-cell>
          <table:table-cell office:value-type="float" office:value="6062">
            <text:p>6062</text:p>
          </table:table-cell>
          <table:table-cell office:value-type="float" office:value="11253">
            <text:p>11253</text:p>
          </table:table-cell>
          <table:table-cell office:value-type="float" office:value="-29.75">
            <text:p>-29.75</text:p>
          </table:table-cell>
          <table:table-cell office:value-type="float" office:value="-75.25">
            <text:p>-75.25</text:p>
          </table:table-cell>
          <table:table-cell office:value-type="float" office:value="-396">
            <text:p>-396</text:p>
          </table:table-cell>
          <table:table-cell office:value-type="float" office:value="-0.00725255972696246">
            <text:p>-0.0072525597</text:p>
          </table:table-cell>
          <table:table-cell office:value-type="float" office:value="-0.0124133949191686">
            <text:p>-0.0124133949</text:p>
          </table:table-cell>
          <table:table-cell office:value-type="float" office:value="-0.0351906158357771">
            <text:p>-0.0351906158</text:p>
          </table:table-cell>
          <table:table-cell office:value-type="float" office:value="0.974719136215914">
            <text:p>0.9747191362</text:p>
          </table:table-cell>
          <table:table-cell office:value-type="float" office:value="0.956855138834812">
            <text:p>0.9568551388</text:p>
          </table:table-cell>
          <table:table-cell office:value-type="float" office:value="0.879260068282867">
            <text:p>0.8792600683</text:p>
          </table:table-cell>
          <table:table-cell table:number-columns-repeated="2" office:value-type="float" office:value="0">
            <text:p>0</text:p>
          </table:table-cell>
          <table:table-cell office:value-type="float" office:value="-19.3482895175452">
            <text:p>-19.3482895175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44">
            <text:p>344</text:p>
          </table:table-cell>
          <table:table-cell office:value-type="float" office:value="3416">
            <text:p>3416</text:p>
          </table:table-cell>
          <table:table-cell office:value-type="float" office:value="5776">
            <text:p>5776</text:p>
          </table:table-cell>
          <table:table-cell office:value-type="float" office:value="10164">
            <text:p>10164</text:p>
          </table:table-cell>
          <table:table-cell office:value-type="float" office:value="-64.75">
            <text:p>-64.75</text:p>
          </table:table-cell>
          <table:table-cell office:value-type="float" office:value="110.625">
            <text:p>110.625</text:p>
          </table:table-cell>
          <table:table-cell office:value-type="float" office:value="-222.75">
            <text:p>-222.75</text:p>
          </table:table-cell>
          <table:table-cell office:value-type="float" office:value="-0.0189549180327869">
            <text:p>-0.018954918</text:p>
          </table:table-cell>
          <table:table-cell office:value-type="float" office:value="0.019152527700831">
            <text:p>0.0191525277</text:p>
          </table:table-cell>
          <table:table-cell office:value-type="float" office:value="-0.0219155844155844">
            <text:p>-0.0219155844</text:p>
          </table:table-cell>
          <table:table-cell office:value-type="float" office:value="0.9343619931638">
            <text:p>0.9343619932</text:p>
          </table:table-cell>
          <table:table-cell office:value-type="float" office:value="1.06775281281488">
            <text:p>1.0677528128</text:p>
          </table:table-cell>
          <table:table-cell office:value-type="float" office:value="0.924236828512397">
            <text:p>0.9242368285</text:p>
          </table:table-cell>
          <table:table-cell table:number-columns-repeated="2" office:value-type="float" office:value="0">
            <text:p>0</text:p>
          </table:table-cell>
          <table:table-cell office:value-type="float" office:value="-31.2801955767134">
            <text:p>-31.2801955767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3">
            <text:p>3</text:p>
          </table:table-cell>
          <table:table-cell office:value-type="float" office:value="336">
            <text:p>336</text:p>
          </table:table-cell>
          <table:table-cell office:value-type="float" office:value="503">
            <text:p>503</text:p>
          </table:table-cell>
          <table:table-cell office:value-type="float" office:value="336">
            <text:p>336</text:p>
          </table:table-cell>
          <table:table-cell office:value-type="float" office:value="3150">
            <text:p>3150</text:p>
          </table:table-cell>
          <table:table-cell office:value-type="float" office:value="5824">
            <text:p>5824</text:p>
          </table:table-cell>
          <table:table-cell office:value-type="float" office:value="10065">
            <text:p>10065</text:p>
          </table:table-cell>
          <table:table-cell office:value-type="float" office:value="19.25">
            <text:p>19.25</text:p>
          </table:table-cell>
          <table:table-cell office:value-type="float" office:value="-50.375">
            <text:p>-50.375</text:p>
          </table:table-cell>
          <table:table-cell office:value-type="float" office:value="-16.5">
            <text:p>-16.5</text:p>
          </table:table-cell>
          <table:table-cell office:value-type="float" office:value="0.00611111111111111">
            <text:p>0.0061111111</text:p>
          </table:table-cell>
          <table:table-cell office:value-type="float" office:value="-0.00864955357142857">
            <text:p>-0.0086495536</text:p>
          </table:table-cell>
          <table:table-cell office:value-type="float" office:value="-0.00163934426229508">
            <text:p>-0.0016393443</text:p>
          </table:table-cell>
          <table:table-cell office:value-type="float" office:value="1.02146208641975">
            <text:p>1.0214620864</text:p>
          </table:table-cell>
          <table:table-cell office:value-type="float" office:value="0.969873199462891">
            <text:p>0.9698731995</text:p>
          </table:table-cell>
          <table:table-cell office:value-type="float" office:value="0.994267562483203">
            <text:p>0.99426756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40">
            <text:p>340</text:p>
          </table:table-cell>
          <table:table-cell office:value-type="float" office:value="3738">
            <text:p>3738</text:p>
          </table:table-cell>
          <table:table-cell office:value-type="float" office:value="6141">
            <text:p>6141</text:p>
          </table:table-cell>
          <table:table-cell office:value-type="float" office:value="10168">
            <text:p>10168</text:p>
          </table:table-cell>
          <table:table-cell office:value-type="float" office:value="40.25">
            <text:p>40.25</text:p>
          </table:table-cell>
          <table:table-cell office:value-type="float" office:value="66.125">
            <text:p>66.125</text:p>
          </table:table-cell>
          <table:table-cell office:value-type="float" office:value="178.125">
            <text:p>178.125</text:p>
          </table:table-cell>
          <table:table-cell table:number-columns-repeated="2" office:value-type="float" office:value="0.0107677902621723">
            <text:p>0.0107677903</text:p>
          </table:table-cell>
          <table:table-cell office:value-type="float" office:value="0.0175181943351692">
            <text:p>0.0175181943</text:p>
          </table:table-cell>
          <table:table-cell table:number-columns-repeated="2" office:value-type="float" office:value="1.03791451871958">
            <text:p>1.0379145187</text:p>
          </table:table-cell>
          <table:table-cell office:value-type="float" office:value="1.06191517895331">
            <text:p>1.0619151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79">
            <text:p>279</text:p>
          </table:table-cell>
          <table:table-cell office:value-type="float" office:value="442">
            <text:p>442</text:p>
          </table:table-cell>
          <table:table-cell office:value-type="float" office:value="279">
            <text:p>279</text:p>
          </table:table-cell>
          <table:table-cell office:value-type="float" office:value="3172">
            <text:p>3172</text:p>
          </table:table-cell>
          <table:table-cell office:value-type="float" office:value="5922">
            <text:p>5922</text:p>
          </table:table-cell>
          <table:table-cell office:value-type="float" office:value="9548">
            <text:p>9548</text:p>
          </table:table-cell>
          <table:table-cell office:value-type="float" office:value="-60.125">
            <text:p>-60.125</text:p>
          </table:table-cell>
          <table:table-cell office:value-type="float" office:value="15">
            <text:p>15</text:p>
          </table:table-cell>
          <table:table-cell office:value-type="float" office:value="-39.75">
            <text:p>-39.75</text:p>
          </table:table-cell>
          <table:table-cell office:value-type="float" office:value="-0.0189549180327869">
            <text:p>-0.018954918</text:p>
          </table:table-cell>
          <table:table-cell office:value-type="float" office:value="0.00253292806484296">
            <text:p>0.0025329281</text:p>
          </table:table-cell>
          <table:table-cell office:value-type="float" office:value="-0.00416317553414328">
            <text:p>-0.0041631755</text:p>
          </table:table-cell>
          <table:table-cell office:value-type="float" office:value="0.9343619931638">
            <text:p>0.9343619932</text:p>
          </table:table-cell>
          <table:table-cell office:value-type="float" office:value="1.00887782304713">
            <text:p>1.008877823</text:p>
          </table:table-cell>
          <table:table-cell office:value-type="float" office:value="0.985462856410334">
            <text:p>0.98546285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2925">
            <text:p>2925</text:p>
          </table:table-cell>
          <table:table-cell office:value-type="float" office:value="5706">
            <text:p>5706</text:p>
          </table:table-cell>
          <table:table-cell office:value-type="float" office:value="9008">
            <text:p>9008</text:p>
          </table:table-cell>
          <table:table-cell office:value-type="float" office:value="17.875">
            <text:p>17.875</text:p>
          </table:table-cell>
          <table:table-cell office:value-type="float" office:value="93.75">
            <text:p>93.75</text:p>
          </table:table-cell>
          <table:table-cell office:value-type="float" office:value="-3.625">
            <text:p>-3.625</text:p>
          </table:table-cell>
          <table:table-cell office:value-type="float" office:value="0.00611111111111111">
            <text:p>0.0061111111</text:p>
          </table:table-cell>
          <table:table-cell office:value-type="float" office:value="0.0164300736067298">
            <text:p>0.0164300736</text:p>
          </table:table-cell>
          <table:table-cell office:value-type="float" office:value="-0.000402420071047957">
            <text:p>-0.0004024201</text:p>
          </table:table-cell>
          <table:table-cell office:value-type="float" office:value="1.02146208641975">
            <text:p>1.0214620864</text:p>
          </table:table-cell>
          <table:table-cell office:value-type="float" office:value="1.05803435436825">
            <text:p>1.0580343544</text:p>
          </table:table-cell>
          <table:table-cell office:value-type="float" office:value="0.998591847157483">
            <text:p>0.99859184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11">
            <text:p>311</text:p>
          </table:table-cell>
          <table:table-cell office:value-type="float" office:value="466">
            <text:p>466</text:p>
          </table:table-cell>
          <table:table-cell office:value-type="float" office:value="311">
            <text:p>311</text:p>
          </table:table-cell>
          <table:table-cell office:value-type="float" office:value="3471">
            <text:p>3471</text:p>
          </table:table-cell>
          <table:table-cell office:value-type="float" office:value="6072">
            <text:p>6072</text:p>
          </table:table-cell>
          <table:table-cell office:value-type="float" office:value="9643">
            <text:p>9643</text:p>
          </table:table-cell>
          <table:table-cell office:value-type="float" office:value="37.375">
            <text:p>37.375</text:p>
          </table:table-cell>
          <table:table-cell office:value-type="float" office:value="-35.125">
            <text:p>-35.125</text:p>
          </table:table-cell>
          <table:table-cell office:value-type="float" office:value="-57.875">
            <text:p>-57.875</text:p>
          </table:table-cell>
          <table:table-cell office:value-type="float" office:value="0.0107677902621723">
            <text:p>0.0107677903</text:p>
          </table:table-cell>
          <table:table-cell office:value-type="float" office:value="-0.00578474967061924">
            <text:p>-0.0057847497</text:p>
          </table:table-cell>
          <table:table-cell office:value-type="float" office:value="-0.00600176293684538">
            <text:p>-0.0060017629</text:p>
          </table:table-cell>
          <table:table-cell office:value-type="float" office:value="1.03791451871958">
            <text:p>1.0379145187</text:p>
          </table:table-cell>
          <table:table-cell office:value-type="float" office:value="0.979818964277186">
            <text:p>0.9798189643</text:p>
          </table:table-cell>
          <table:table-cell office:value-type="float" office:value="0.979064431191407">
            <text:p>0.97906443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3">
            <text:p>3</text:p>
          </table:table-cell>
          <table:table-cell office:value-type="float" office:value="341">
            <text:p>341</text:p>
          </table:table-cell>
          <table:table-cell office:value-type="float" office:value="729">
            <text:p>729</text:p>
          </table:table-cell>
          <table:table-cell office:value-type="float" office:value="341">
            <text:p>341</text:p>
          </table:table-cell>
          <table:table-cell office:value-type="float" office:value="3822">
            <text:p>3822</text:p>
          </table:table-cell>
          <table:table-cell office:value-type="float" office:value="6300">
            <text:p>6300</text:p>
          </table:table-cell>
          <table:table-cell office:value-type="float" office:value="9702">
            <text:p>9702</text:p>
          </table:table-cell>
          <table:table-cell office:value-type="float" office:value="3.75">
            <text:p>3.75</text:p>
          </table:table-cell>
          <table:table-cell office:value-type="float" office:value="-74.375">
            <text:p>-74.375</text:p>
          </table:table-cell>
          <table:table-cell office:value-type="float" office:value="9.625">
            <text:p>9.625</text:p>
          </table:table-cell>
          <table:table-cell office:value-type="float" office:value="0.00098116169544741">
            <text:p>0.0009811617</text:p>
          </table:table-cell>
          <table:table-cell office:value-type="float" office:value="-0.0118055555555556">
            <text:p>-0.0118055556</text:p>
          </table:table-cell>
          <table:table-cell office:value-type="float" office:value="0.000992063492063492">
            <text:p>0.0009920635</text:p>
          </table:table-cell>
          <table:table-cell office:value-type="float" office:value="1.00343595278348">
            <text:p>1.0034359528</text:p>
          </table:table-cell>
          <table:table-cell office:value-type="float" office:value="0.958953722993827">
            <text:p>0.958953723</text:p>
          </table:table-cell>
          <table:table-cell office:value-type="float" office:value="1.00347415123457">
            <text:p>1.00347415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308">
            <text:p>308</text:p>
          </table:table-cell>
          <table:table-cell office:value-type="float" office:value="3952">
            <text:p>3952</text:p>
          </table:table-cell>
          <table:table-cell office:value-type="float" office:value="5767">
            <text:p>5767</text:p>
          </table:table-cell>
          <table:table-cell office:value-type="float" office:value="10032">
            <text:p>10032</text:p>
          </table:table-cell>
          <table:table-cell office:value-type="float" office:value="29.25">
            <text:p>29.25</text:p>
          </table:table-cell>
          <table:table-cell office:value-type="float" office:value="84.8333333333333">
            <text:p>84.8333333333</text:p>
          </table:table-cell>
          <table:table-cell office:value-type="float" office:value="74.125">
            <text:p>74.125</text:p>
          </table:table-cell>
          <table:table-cell office:value-type="float" office:value="0.00740131578947368">
            <text:p>0.0074013158</text:p>
          </table:table-cell>
          <table:table-cell office:value-type="float" office:value="0.0147101323622912">
            <text:p>0.0147101324</text:p>
          </table:table-cell>
          <table:table-cell office:value-type="float" office:value="0.00738885566188198">
            <text:p>0.0073888557</text:p>
          </table:table-cell>
          <table:table-cell office:value-type="float" office:value="1.02601197303497">
            <text:p>1.026011973</text:p>
          </table:table-cell>
          <table:table-cell office:value-type="float" office:value="1.05190958373649">
            <text:p>1.0519095837</text:p>
          </table:table-cell>
          <table:table-cell office:value-type="float" office:value="1.02596800138505">
            <text:p>1.02596800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05">
            <text:p>305</text:p>
          </table:table-cell>
          <table:table-cell office:value-type="float" office:value="677">
            <text:p>677</text:p>
          </table:table-cell>
          <table:table-cell office:value-type="float" office:value="305">
            <text:p>305</text:p>
          </table:table-cell>
          <table:table-cell office:value-type="float" office:value="4147">
            <text:p>4147</text:p>
          </table:table-cell>
          <table:table-cell office:value-type="float" office:value="6159">
            <text:p>6159</text:p>
          </table:table-cell>
          <table:table-cell office:value-type="float" office:value="10527">
            <text:p>10527</text:p>
          </table:table-cell>
          <table:table-cell office:value-type="float" office:value="110.25">
            <text:p>110.25</text:p>
          </table:table-cell>
          <table:table-cell office:value-type="float" office:value="94.6">
            <text:p>94.6</text:p>
          </table:table-cell>
          <table:table-cell office:value-type="float" office:value="280">
            <text:p>280</text:p>
          </table:table-cell>
          <table:table-cell office:value-type="float" office:value="0.0265854834820352">
            <text:p>0.0265854835</text:p>
          </table:table-cell>
          <table:table-cell office:value-type="float" office:value="0.0153596363045949">
            <text:p>0.0153596363</text:p>
          </table:table-cell>
          <table:table-cell office:value-type="float" office:value="0.0265982711123777">
            <text:p>0.0265982711</text:p>
          </table:table-cell>
          <table:table-cell office:value-type="float" office:value="1.09443449653379">
            <text:p>1.0944344965</text:p>
          </table:table-cell>
          <table:table-cell office:value-type="float" office:value="1.0542211271838">
            <text:p>1.0542211272</text:p>
          </table:table-cell>
          <table:table-cell office:value-type="float" office:value="1.09448058622461">
            <text:p>1.0944805862</text:p>
          </table:table-cell>
          <table:table-cell office:value-type="float" office:value="26.4174512959007">
            <text:p>26.4174512959</text:p>
          </table:table-cell>
          <table:table-cell office:value-type="float" office:value="0">
            <text:p>0</text:p>
          </table:table-cell>
          <table:table-cell office:value-type="float" office:value="26.4049157719602">
            <text:p>26.404915772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93">
            <text:p>293</text:p>
          </table:table-cell>
          <table:table-cell office:value-type="float" office:value="657">
            <text:p>657</text:p>
          </table:table-cell>
          <table:table-cell office:value-type="float" office:value="293">
            <text:p>293</text:p>
          </table:table-cell>
          <table:table-cell office:value-type="float" office:value="4264">
            <text:p>4264</text:p>
          </table:table-cell>
          <table:table-cell office:value-type="float" office:value="6179">
            <text:p>6179</text:p>
          </table:table-cell>
          <table:table-cell office:value-type="float" office:value="10824">
            <text:p>10824</text:p>
          </table:table-cell>
          <table:table-cell office:value-type="float" office:value="48">
            <text:p>48</text:p>
          </table:table-cell>
          <table:table-cell office:value-type="float" office:value="98">
            <text:p>98</text:p>
          </table:table-cell>
          <table:table-cell office:value-type="float" office:value="122">
            <text:p>122</text:p>
          </table:table-cell>
          <table:table-cell office:value-type="float" office:value="0.0112570356472795">
            <text:p>0.0112570356</text:p>
          </table:table-cell>
          <table:table-cell office:value-type="float" office:value="0.0158601715487943">
            <text:p>0.0158601715</text:p>
          </table:table-cell>
          <table:table-cell office:value-type="float" office:value="0.0112712490761271">
            <text:p>0.0112712491</text:p>
          </table:table-cell>
          <table:table-cell office:value-type="float" office:value="1.03964799763454">
            <text:p>1.0396479976</text:p>
          </table:table-cell>
          <table:table-cell office:value-type="float" office:value="1.05600362870223">
            <text:p>1.0560036287</text:p>
          </table:table-cell>
          <table:table-cell office:value-type="float" office:value="1.03969837223569">
            <text:p>1.03969837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4">
            <text:p>4</text:p>
          </table:table-cell>
          <table:table-cell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244">
            <text:p>244</text:p>
          </table:table-cell>
          <table:table-cell office:value-type="float" office:value="3839">
            <text:p>3839</text:p>
          </table:table-cell>
          <table:table-cell office:value-type="float" office:value="5975">
            <text:p>5975</text:p>
          </table:table-cell>
          <table:table-cell office:value-type="float" office:value="9746">
            <text:p>9746</text:p>
          </table:table-cell>
          <table:table-cell office:value-type="float" office:value="-2.5">
            <text:p>-2.5</text:p>
          </table:table-cell>
          <table:table-cell office:value-type="float" office:value="-200">
            <text:p>-200</text:p>
          </table:table-cell>
          <table:table-cell office:value-type="float" office:value="-6.16666666666667">
            <text:p>-6.1666666667</text:p>
          </table:table-cell>
          <table:table-cell office:value-type="float" office:value="-0.000651211252930451">
            <text:p>-0.0006512113</text:p>
          </table:table-cell>
          <table:table-cell office:value-type="float" office:value="-0.0334728033472803">
            <text:p>-0.0334728033</text:p>
          </table:table-cell>
          <table:table-cell office:value-type="float" office:value="-0.00063273821738833">
            <text:p>-0.0006327382</text:p>
          </table:table-cell>
          <table:table-cell office:value-type="float" office:value="0.997721591803892">
            <text:p>0.9977215918</text:p>
          </table:table-cell>
          <table:table-cell office:value-type="float" office:value="0.885041228269813">
            <text:p>0.8850412283</text:p>
          </table:table-cell>
          <table:table-cell office:value-type="float" office:value="0.997786200940138">
            <text:p>0.9977862009</text:p>
          </table:table-cell>
          <table:table-cell office:value-type="float" office:value="0">
            <text:p>0</text:p>
          </table:table-cell>
          <table:table-cell office:value-type="float" office:value="-20.3592319020235">
            <text:p>-20.3592319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float" office:value="360">
            <text:p>360</text:p>
          </table:table-cell>
          <table:table-cell office:value-type="float" office:value="225">
            <text:p>225</text:p>
          </table:table-cell>
          <table:table-cell office:value-type="float" office:value="3406">
            <text:p>3406</text:p>
          </table:table-cell>
          <table:table-cell office:value-type="float" office:value="5618">
            <text:p>5618</text:p>
          </table:table-cell>
          <table:table-cell office:value-type="float" office:value="9890">
            <text:p>9890</text:p>
          </table:table-cell>
          <table:table-cell office:value-type="float" office:value="-29">
            <text:p>-29</text:p>
          </table:table-cell>
          <table:table-cell office:value-type="float" office:value="19.8">
            <text:p>19.8</text:p>
          </table:table-cell>
          <table:table-cell office:value-type="float" office:value="0">
            <text:p>0</text:p>
          </table:table-cell>
          <table:table-cell office:value-type="float" office:value="-0.0085143863769818">
            <text:p>-0.0085143864</text:p>
          </table:table-cell>
          <table:table-cell office:value-type="float" office:value="0.00352438590245639">
            <text:p>0.0035243859</text:p>
          </table:table-cell>
          <table:table-cell office:value-type="float" office:value="0">
            <text:p>0</text:p>
          </table:table-cell>
          <table:table-cell office:value-type="float" office:value="0.970341737440302">
            <text:p>0.9703417374</text:p>
          </table:table-cell>
          <table:table-cell office:value-type="float" office:value="1.01235969639874">
            <text:p>1.0123596964</text:p>
          </table:table-cell>
          <table:table-cell office:value-type="float" office:value="1.07">
            <text:p>1.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267">
            <text:p>267</text:p>
          </table:table-cell>
          <table:table-cell office:value-type="float" office:value="3334">
            <text:p>3334</text:p>
          </table:table-cell>
          <table:table-cell office:value-type="float" office:value="5782">
            <text:p>5782</text:p>
          </table:table-cell>
          <table:table-cell office:value-type="float" office:value="10089">
            <text:p>10089</text:p>
          </table:table-cell>
          <table:table-cell table:number-columns-repeated="6"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1">
            <text:p>1</text:p>
          </table:table-cell>
          <table:table-cell office:value-type="float" office:value="1.07">
            <text:p>1.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294">
            <text:p>294</text:p>
          </table:table-cell>
          <table:table-cell office:value-type="float" office:value="3263">
            <text:p>3263</text:p>
          </table:table-cell>
          <table:table-cell office:value-type="float" office:value="5787">
            <text:p>5787</text:p>
          </table:table-cell>
          <table:table-cell office:value-type="float" office:value="10292">
            <text:p>10292</text:p>
          </table:table-cell>
          <table:table-cell table:number-columns-repeated="6"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1.07">
            <text:p>1.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304">
            <text:p>304</text:p>
          </table:table-cell>
          <table:table-cell office:value-type="float" office:value="3194">
            <text:p>3194</text:p>
          </table:table-cell>
          <table:table-cell office:value-type="float" office:value="5737">
            <text:p>5737</text:p>
          </table:table-cell>
          <table:table-cell office:value-type="float" office:value="10500">
            <text:p>10500</text:p>
          </table:table-cell>
          <table:table-cell table:number-columns-repeated="6"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1.07">
            <text:p>1.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3.5">
            <text:p>73.5</text:p>
          </table:table-cell>
          <table:table-cell office:value-type="float" office:value="3807.75">
            <text:p>3807.75</text:p>
          </table:table-cell>
          <table:table-cell office:value-type="float" office:value="12272.25">
            <text:p>12272.25</text:p>
          </table:table-cell>
          <table:table-cell office:value-type="float" office:value="7.5575">
            <text:p>7.5575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319">
            <text:p>319</text:p>
          </table:table-cell>
          <table:table-cell office:value-type="float" office:value="3126">
            <text:p>3126</text:p>
          </table:table-cell>
          <table:table-cell office:value-type="float" office:value="5677">
            <text:p>5677</text:p>
          </table:table-cell>
          <table:table-cell office:value-type="float" office:value="10711">
            <text:p>10711</text:p>
          </table:table-cell>
          <table:table-cell table:number-columns-repeated="6"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1.07">
            <text:p>1.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76.6666666666667">
            <text:p>76.6666666667</text:p>
          </table:table-cell>
          <table:table-cell office:value-type="float" office:value="3812.66666666667">
            <text:p>3812.6666666667</text:p>
          </table:table-cell>
          <table:table-cell office:value-type="float" office:value="10882.6666666667">
            <text:p>10882.6666666667</text:p>
          </table:table-cell>
          <table:table-cell office:value-type="float" office:value="7.52666666666667">
            <text:p>7.5266666667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328">
            <text:p>328</text:p>
          </table:table-cell>
          <table:table-cell office:value-type="float" office:value="3060">
            <text:p>3060</text:p>
          </table:table-cell>
          <table:table-cell office:value-type="float" office:value="5587">
            <text:p>5587</text:p>
          </table:table-cell>
          <table:table-cell office:value-type="float" office:value="10927">
            <text:p>10927</text:p>
          </table:table-cell>
          <table:table-cell table:number-columns-repeated="6"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1.07">
            <text:p>1.07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8" table:default-cell-style-name="Default"/>
        <table:table-column table:style-name="co13" table:number-columns-repeated="3" table:default-cell-style-name="Default"/>
        <table:table-column table:style-name="co17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1.07">
            <text:p>1.07</text:p>
          </table:table-cell>
          <table:table-cell office:value-type="float" office:value="-32">
            <text:p>-3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.7">
            <text:p>13.7</text:p>
          </table:table-cell>
          <table:table-cell office:value-type="float" office:value="17.2">
            <text:p>17.2</text:p>
          </table:table-cell>
          <table:table-cell office:value-type="float" office:value="23.5">
            <text:p>23.5</text:p>
          </table:table-cell>
          <table:table-cell office:value-type="float" office:value="13251">
            <text:p>13251</text:p>
          </table:table-cell>
          <table:table-cell office:value-type="float" office:value="13490">
            <text:p>13490</text:p>
          </table:table-cell>
          <table:table-cell office:value-type="float" office:value="13696">
            <text:p>1369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3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36:16.45</dc:date>
    <dc:creator>Liam Widdess</dc:creator>
    <meta:editing-duration>P2DT3H31M12S</meta:editing-duration>
    <meta:editing-cycles>185</meta:editing-cycles>
    <meta:generator>OpenOffice/4.1.7$Win32 OpenOffice.org_project/417m1$Build-9800</meta:generator>
    <meta:document-statistic meta:table-count="8" meta:cell-count="10008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41">
                <text:p>15041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224">
                <text:p>2022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356">
                <text:p>21356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702">
                <text:p>21702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992">
                <text:p>14992</text:p>
              </table:table-cell>
              <table:table-cell office:value-type="float" office:value="20297">
                <text:p>20297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5361">
                <text:p>15361</text:p>
              </table:table-cell>
              <table:table-cell office:value-type="float" office:value="19810">
                <text:p>19810</text:p>
              </table:table-cell>
              <table:table-cell office:value-type="float" office:value="27139">
                <text:p>2713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994">
                <text:p>14994</text:p>
              </table:table-cell>
              <table:table-cell office:value-type="float" office:value="19480">
                <text:p>19480</text:p>
              </table:table-cell>
              <table:table-cell office:value-type="float" office:value="28891">
                <text:p>28891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9760">
                <text:p>19760</text:p>
              </table:table-cell>
              <table:table-cell office:value-type="float" office:value="29035">
                <text:p>29035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20100">
                <text:p>20100</text:p>
              </table:table-cell>
              <table:table-cell office:value-type="float" office:value="27575">
                <text:p>2757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5300">
                <text:p>15300</text:p>
              </table:table-cell>
              <table:table-cell office:value-type="float" office:value="20150">
                <text:p>20150</text:p>
              </table:table-cell>
              <table:table-cell office:value-type="float" office:value="30532">
                <text:p>3053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5444">
                <text:p>15444</text:p>
              </table:table-cell>
              <table:table-cell office:value-type="float" office:value="21538">
                <text:p>21538</text:p>
              </table:table-cell>
              <table:table-cell office:value-type="float" office:value="32297">
                <text:p>32297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532">
                <text:p>15532</text:p>
              </table:table-cell>
              <table:table-cell office:value-type="float" office:value="21776">
                <text:p>21776</text:p>
              </table:table-cell>
              <table:table-cell office:value-type="float" office:value="33460">
                <text:p>33460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764">
                <text:p>15764</text:p>
              </table:table-cell>
              <table:table-cell office:value-type="float" office:value="20467">
                <text:p>20467</text:p>
              </table:table-cell>
              <table:table-cell office:value-type="float" office:value="31986">
                <text:p>3198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5354">
                <text:p>15354</text:p>
              </table:table-cell>
              <table:table-cell office:value-type="float" office:value="22081">
                <text:p>22081</text:p>
              </table:table-cell>
              <table:table-cell office:value-type="float" office:value="30665">
                <text:p>30665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5444">
                <text:p>15444</text:p>
              </table:table-cell>
              <table:table-cell office:value-type="float" office:value="19849">
                <text:p>19849</text:p>
              </table:table-cell>
              <table:table-cell office:value-type="float" office:value="32297">
                <text:p>3229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4499">
                <text:p>14499</text:p>
              </table:table-cell>
              <table:table-cell office:value-type="float" office:value="19991">
                <text:p>19991</text:p>
              </table:table-cell>
              <table:table-cell office:value-type="float" office:value="33460">
                <text:p>33460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2538">
                <text:p>12538</text:p>
              </table:table-cell>
              <table:table-cell office:value-type="float" office:value="20577">
                <text:p>20577</text:p>
              </table:table-cell>
              <table:table-cell office:value-type="float" office:value="32098">
                <text:p>32098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1920">
                <text:p>11920</text:p>
              </table:table-cell>
              <table:table-cell office:value-type="float" office:value="20159">
                <text:p>20159</text:p>
              </table:table-cell>
              <table:table-cell office:value-type="float" office:value="30687">
                <text:p>306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2286">
                <text:p>12286</text:p>
              </table:table-cell>
              <table:table-cell office:value-type="float" office:value="19944">
                <text:p>19944</text:p>
              </table:table-cell>
              <table:table-cell office:value-type="float" office:value="32475">
                <text:p>32475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2972">
                <text:p>12972</text:p>
              </table:table-cell>
              <table:table-cell office:value-type="float" office:value="19633">
                <text:p>19633</text:p>
              </table:table-cell>
              <table:table-cell office:value-type="float" office:value="33104">
                <text:p>3310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090">
                <text:p>12090</text:p>
              </table:table-cell>
              <table:table-cell office:value-type="float" office:value="19190">
                <text:p>19190</text:p>
              </table:table-cell>
              <table:table-cell office:value-type="float" office:value="32030">
                <text:p>32030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288">
                <text:p>11288</text:p>
              </table:table-cell>
              <table:table-cell office:value-type="float" office:value="17755">
                <text:p>17755</text:p>
              </table:table-cell>
              <table:table-cell office:value-type="float" office:value="29655">
                <text:p>29655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552">
                <text:p>11552</text:p>
              </table:table-cell>
              <table:table-cell office:value-type="float" office:value="17838">
                <text:p>17838</text:p>
              </table:table-cell>
              <table:table-cell office:value-type="float" office:value="26885">
                <text:p>26885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2440">
                <text:p>12440</text:p>
              </table:table-cell>
              <table:table-cell office:value-type="float" office:value="17056">
                <text:p>17056</text:p>
              </table:table-cell>
              <table:table-cell office:value-type="float" office:value="24470">
                <text:p>2447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1696">
                <text:p>11696</text:p>
              </table:table-cell>
              <table:table-cell office:value-type="float" office:value="15457">
                <text:p>15457</text:p>
              </table:table-cell>
              <table:table-cell office:value-type="float" office:value="22231">
                <text:p>2223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1236">
                <text:p>11236</text:p>
              </table:table-cell>
              <table:table-cell office:value-type="float" office:value="15418">
                <text:p>15418</text:p>
              </table:table-cell>
              <table:table-cell office:value-type="float" office:value="23863">
                <text:p>23863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1490">
                <text:p>11490</text:p>
              </table:table-cell>
              <table:table-cell office:value-type="float" office:value="15518">
                <text:p>15518</text:p>
              </table:table-cell>
              <table:table-cell office:value-type="float" office:value="23771">
                <text:p>2377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1848">
                <text:p>11848</text:p>
              </table:table-cell>
              <table:table-cell office:value-type="float" office:value="15758">
                <text:p>15758</text:p>
              </table:table-cell>
              <table:table-cell office:value-type="float" office:value="22302">
                <text:p>22302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1696">
                <text:p>11696</text:p>
              </table:table-cell>
              <table:table-cell office:value-type="float" office:value="15457">
                <text:p>15457</text:p>
              </table:table-cell>
              <table:table-cell office:value-type="float" office:value="21398">
                <text:p>21398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1610">
                <text:p>11610</text:p>
              </table:table-cell>
              <table:table-cell office:value-type="float" office:value="16118">
                <text:p>16118</text:p>
              </table:table-cell>
              <table:table-cell office:value-type="float" office:value="22663">
                <text:p>22663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335">
                <text:p>11335</text:p>
              </table:table-cell>
              <table:table-cell office:value-type="float" office:value="16010">
                <text:p>16010</text:p>
              </table:table-cell>
              <table:table-cell office:value-type="float" office:value="22593">
                <text:p>2259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1524">
                <text:p>11524</text:p>
              </table:table-cell>
              <table:table-cell office:value-type="float" office:value="15158">
                <text:p>15158</text:p>
              </table:table-cell>
              <table:table-cell office:value-type="float" office:value="21998">
                <text:p>21998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1242">
                <text:p>11242</text:p>
              </table:table-cell>
              <table:table-cell office:value-type="float" office:value="14990">
                <text:p>14990</text:p>
              </table:table-cell>
              <table:table-cell office:value-type="float" office:value="21137">
                <text:p>21137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1005">
                <text:p>11005</text:p>
              </table:table-cell>
              <table:table-cell office:value-type="float" office:value="14818">
                <text:p>14818</text:p>
              </table:table-cell>
              <table:table-cell office:value-type="float" office:value="22406">
                <text:p>22406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0845">
                <text:p>10845</text:p>
              </table:table-cell>
              <table:table-cell office:value-type="float" office:value="14677">
                <text:p>14677</text:p>
              </table:table-cell>
              <table:table-cell office:value-type="float" office:value="21537">
                <text:p>2153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960">
                <text:p>10960</text:p>
              </table:table-cell>
              <table:table-cell office:value-type="float" office:value="14822">
                <text:p>14822</text:p>
              </table:table-cell>
              <table:table-cell office:value-type="float" office:value="21280">
                <text:p>21280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1162">
                <text:p>11162</text:p>
              </table:table-cell>
              <table:table-cell office:value-type="float" office:value="14988">
                <text:p>14988</text:p>
              </table:table-cell>
              <table:table-cell office:value-type="float" office:value="21461">
                <text:p>21461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0910">
                <text:p>10910</text:p>
              </table:table-cell>
              <table:table-cell office:value-type="float" office:value="14303">
                <text:p>14303</text:p>
              </table:table-cell>
              <table:table-cell office:value-type="float" office:value="21482">
                <text:p>2148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0330">
                <text:p>10330</text:p>
              </table:table-cell>
              <table:table-cell office:value-type="float" office:value="14252">
                <text:p>14252</text:p>
              </table:table-cell>
              <table:table-cell office:value-type="float" office:value="21185">
                <text:p>21185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0060">
                <text:p>10060</text:p>
              </table:table-cell>
              <table:table-cell office:value-type="float" office:value="14194">
                <text:p>14194</text:p>
              </table:table-cell>
              <table:table-cell office:value-type="float" office:value="20251">
                <text:p>20251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9814">
                <text:p>9814</text:p>
              </table:table-cell>
              <table:table-cell office:value-type="float" office:value="14282">
                <text:p>14282</text:p>
              </table:table-cell>
              <table:table-cell office:value-type="float" office:value="20731">
                <text:p>2073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0067">
                <text:p>10067</text:p>
              </table:table-cell>
              <table:table-cell office:value-type="float" office:value="13549">
                <text:p>13549</text:p>
              </table:table-cell>
              <table:table-cell office:value-type="float" office:value="18814">
                <text:p>18814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830">
                <text:p>9830</text:p>
              </table:table-cell>
              <table:table-cell office:value-type="float" office:value="13465">
                <text:p>13465</text:p>
              </table:table-cell>
              <table:table-cell office:value-type="float" office:value="19240">
                <text:p>19240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9774">
                <text:p>9774</text:p>
              </table:table-cell>
              <table:table-cell office:value-type="float" office:value="14224">
                <text:p>14224</text:p>
              </table:table-cell>
              <table:table-cell office:value-type="float" office:value="20132">
                <text:p>20132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9450">
                <text:p>9450</text:p>
              </table:table-cell>
              <table:table-cell office:value-type="float" office:value="13152">
                <text:p>13152</text:p>
              </table:table-cell>
              <table:table-cell office:value-type="float" office:value="20552">
                <text:p>2055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9310">
                <text:p>9310</text:p>
              </table:table-cell>
              <table:table-cell office:value-type="float" office:value="12784">
                <text:p>12784</text:p>
              </table:table-cell>
              <table:table-cell office:value-type="float" office:value="18723">
                <text:p>18723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9040">
                <text:p>9040</text:p>
              </table:table-cell>
              <table:table-cell office:value-type="float" office:value="12468">
                <text:p>12468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8830">
                <text:p>8830</text:p>
              </table:table-cell>
              <table:table-cell office:value-type="float" office:value="12263">
                <text:p>12263</text:p>
              </table:table-cell>
              <table:table-cell office:value-type="float" office:value="19354">
                <text:p>1935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418">
                <text:p>7418</text:p>
              </table:table-cell>
              <table:table-cell office:value-type="float" office:value="11910">
                <text:p>11910</text:p>
              </table:table-cell>
              <table:table-cell office:value-type="float" office:value="17796">
                <text:p>1779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737">
                <text:p>6737</text:p>
              </table:table-cell>
              <table:table-cell office:value-type="float" office:value="11405">
                <text:p>11405</text:p>
              </table:table-cell>
              <table:table-cell office:value-type="float" office:value="16921">
                <text:p>16921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4930">
                <text:p>4930</text:p>
              </table:table-cell>
              <table:table-cell office:value-type="float" office:value="10678">
                <text:p>10678</text:p>
              </table:table-cell>
              <table:table-cell office:value-type="float" office:value="18081">
                <text:p>18081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5508">
                <text:p>5508</text:p>
              </table:table-cell>
              <table:table-cell office:value-type="float" office:value="10840">
                <text:p>10840</text:p>
              </table:table-cell>
              <table:table-cell office:value-type="float" office:value="18810">
                <text:p>18810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5516">
                <text:p>5516</text:p>
              </table:table-cell>
              <table:table-cell office:value-type="float" office:value="9799">
                <text:p>9799</text:p>
              </table:table-cell>
              <table:table-cell office:value-type="float" office:value="17127">
                <text:p>17127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4816">
                <text:p>4816</text:p>
              </table:table-cell>
              <table:table-cell office:value-type="float" office:value="8976">
                <text:p>8976</text:p>
              </table:table-cell>
              <table:table-cell office:value-type="float" office:value="15659">
                <text:p>1565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4060">
                <text:p>4060</text:p>
              </table:table-cell>
              <table:table-cell office:value-type="float" office:value="8632">
                <text:p>8632</text:p>
              </table:table-cell>
              <table:table-cell office:value-type="float" office:value="15397">
                <text:p>1539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4536">
                <text:p>4536</text:p>
              </table:table-cell>
              <table:table-cell office:value-type="float" office:value="8562">
                <text:p>8562</text:p>
              </table:table-cell>
              <table:table-cell office:value-type="float" office:value="14724">
                <text:p>14724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4464">
                <text:p>4464</text:p>
              </table:table-cell>
              <table:table-cell office:value-type="float" office:value="7448">
                <text:p>7448</text:p>
              </table:table-cell>
              <table:table-cell office:value-type="float" office:value="12645">
                <text:p>12645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3770">
                <text:p>3770</text:p>
              </table:table-cell>
              <table:table-cell office:value-type="float" office:value="7101">
                <text:p>7101</text:p>
              </table:table-cell>
              <table:table-cell office:value-type="float" office:value="11334">
                <text:p>1133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4212">
                <text:p>4212</text:p>
              </table:table-cell>
              <table:table-cell office:value-type="float" office:value="6948">
                <text:p>6948</text:p>
              </table:table-cell>
              <table:table-cell office:value-type="float" office:value="10692">
                <text:p>10692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4667">
                <text:p>4667</text:p>
              </table:table-cell>
              <table:table-cell office:value-type="float" office:value="6916">
                <text:p>6916</text:p>
              </table:table-cell>
              <table:table-cell office:value-type="float" office:value="11847">
                <text:p>11847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3906">
                <text:p>3906</text:p>
              </table:table-cell>
              <table:table-cell office:value-type="float" office:value="6312">
                <text:p>6312</text:p>
              </table:table-cell>
              <table:table-cell office:value-type="float" office:value="11352">
                <text:p>1135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3794">
                <text:p>3794</text:p>
              </table:table-cell>
              <table:table-cell office:value-type="float" office:value="6176">
                <text:p>6176</text:p>
              </table:table-cell>
              <table:table-cell office:value-type="float" office:value="11088">
                <text:p>1108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4354">
                <text:p>4354</text:p>
              </table:table-cell>
              <table:table-cell office:value-type="float" office:value="6372">
                <text:p>6372</text:p>
              </table:table-cell>
              <table:table-cell office:value-type="float" office:value="11220">
                <text:p>11220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3627">
                <text:p>3627</text:p>
              </table:table-cell>
              <table:table-cell office:value-type="float" office:value="6138">
                <text:p>6138</text:p>
              </table:table-cell>
              <table:table-cell office:value-type="float" office:value="9548">
                <text:p>9548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3523">
                <text:p>3523</text:p>
              </table:table-cell>
              <table:table-cell office:value-type="float" office:value="5889">
                <text:p>5889</text:p>
              </table:table-cell>
              <table:table-cell office:value-type="float" office:value="9030">
                <text:p>9030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4043">
                <text:p>4043</text:p>
              </table:table-cell>
              <table:table-cell office:value-type="float" office:value="6093">
                <text:p>6093</text:p>
              </table:table-cell>
              <table:table-cell office:value-type="float" office:value="10263">
                <text:p>10263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4102">
                <text:p>4102</text:p>
              </table:table-cell>
              <table:table-cell office:value-type="float" office:value="6062">
                <text:p>6062</text:p>
              </table:table-cell>
              <table:table-cell office:value-type="float" office:value="11253">
                <text:p>11253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3416">
                <text:p>3416</text:p>
              </table:table-cell>
              <table:table-cell office:value-type="float" office:value="5776">
                <text:p>5776</text:p>
              </table:table-cell>
              <table:table-cell office:value-type="float" office:value="10164">
                <text:p>10164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3150">
                <text:p>3150</text:p>
              </table:table-cell>
              <table:table-cell office:value-type="float" office:value="5824">
                <text:p>5824</text:p>
              </table:table-cell>
              <table:table-cell office:value-type="float" office:value="10065">
                <text:p>10065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3738">
                <text:p>3738</text:p>
              </table:table-cell>
              <table:table-cell office:value-type="float" office:value="6141">
                <text:p>6141</text:p>
              </table:table-cell>
              <table:table-cell office:value-type="float" office:value="10168">
                <text:p>1016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3172">
                <text:p>3172</text:p>
              </table:table-cell>
              <table:table-cell office:value-type="float" office:value="5922">
                <text:p>5922</text:p>
              </table:table-cell>
              <table:table-cell office:value-type="float" office:value="9548">
                <text:p>954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2925">
                <text:p>2925</text:p>
              </table:table-cell>
              <table:table-cell office:value-type="float" office:value="5706">
                <text:p>5706</text:p>
              </table:table-cell>
              <table:table-cell office:value-type="float" office:value="9008">
                <text:p>9008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3471">
                <text:p>3471</text:p>
              </table:table-cell>
              <table:table-cell office:value-type="float" office:value="6072">
                <text:p>6072</text:p>
              </table:table-cell>
              <table:table-cell office:value-type="float" office:value="9643">
                <text:p>9643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3822">
                <text:p>3822</text:p>
              </table:table-cell>
              <table:table-cell office:value-type="float" office:value="6300">
                <text:p>6300</text:p>
              </table:table-cell>
              <table:table-cell office:value-type="float" office:value="9702">
                <text:p>970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3952">
                <text:p>3952</text:p>
              </table:table-cell>
              <table:table-cell office:value-type="float" office:value="5767">
                <text:p>5767</text:p>
              </table:table-cell>
              <table:table-cell office:value-type="float" office:value="10032">
                <text:p>1003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147">
                <text:p>4147</text:p>
              </table:table-cell>
              <table:table-cell office:value-type="float" office:value="6159">
                <text:p>6159</text:p>
              </table:table-cell>
              <table:table-cell office:value-type="float" office:value="10527">
                <text:p>10527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64">
                <text:p>4264</text:p>
              </table:table-cell>
              <table:table-cell office:value-type="float" office:value="6179">
                <text:p>6179</text:p>
              </table:table-cell>
              <table:table-cell office:value-type="float" office:value="10824">
                <text:p>1082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3839">
                <text:p>3839</text:p>
              </table:table-cell>
              <table:table-cell office:value-type="float" office:value="5975">
                <text:p>5975</text:p>
              </table:table-cell>
              <table:table-cell office:value-type="float" office:value="9746">
                <text:p>974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406">
                <text:p>3406</text:p>
              </table:table-cell>
              <table:table-cell office:value-type="float" office:value="5618">
                <text:p>5618</text:p>
              </table:table-cell>
              <table:table-cell office:value-type="float" office:value="9890">
                <text:p>989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334">
                <text:p>3334</text:p>
              </table:table-cell>
              <table:table-cell office:value-type="float" office:value="5782">
                <text:p>5782</text:p>
              </table:table-cell>
              <table:table-cell office:value-type="float" office:value="10089">
                <text:p>10089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263">
                <text:p>3263</text:p>
              </table:table-cell>
              <table:table-cell office:value-type="float" office:value="5787">
                <text:p>5787</text:p>
              </table:table-cell>
              <table:table-cell office:value-type="float" office:value="10292">
                <text:p>10292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194">
                <text:p>3194</text:p>
              </table:table-cell>
              <table:table-cell office:value-type="float" office:value="5737">
                <text:p>5737</text:p>
              </table:table-cell>
              <table:table-cell office:value-type="float" office:value="10500">
                <text:p>10500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126">
                <text:p>3126</text:p>
              </table:table-cell>
              <table:table-cell office:value-type="float" office:value="5677">
                <text:p>5677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060">
                <text:p>3060</text:p>
              </table:table-cell>
              <table:table-cell office:value-type="float" office:value="5587">
                <text:p>5587</text:p>
              </table:table-cell>
              <table:table-cell office:value-type="float" office:value="10927">
                <text:p>10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807.75">
                <text:p>3807.75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812.66666666667">
                <text:p>3812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7cm" svg:y="1.404cm" svg:width="30.902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7.5575">
                <text:p>7.5575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7.52666666666667">
                <text:p>7.52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5cm" svg:y="1.352cm" svg:width="31.361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934041985268">
                <text:p>0.993404198526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91873610241225">
                <text:p>0.991873610241225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91747229590933">
                <text:p>0.991747229590933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1083535225374">
                <text:p>1.01083535225374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2322872425369">
                <text:p>1.02322872425369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3893058245212">
                <text:p>1.0389305824521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82777404200327">
                <text:p>0.982777404200327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6026601685533">
                <text:p>1.06026601685533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6075782088119">
                <text:p>1.06075782088119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4215871362095">
                <text:p>1.0421587136209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94273247024487">
                <text:p>0.994273247024487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1833511669748">
                <text:p>1.0183351166974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2428309556041">
                <text:p>1.02428309556041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556236814946">
                <text:p>1.0255623681494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50595472452037">
                <text:p>0.850595472452037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496732341877">
                <text:p>1.04967323418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5846611976371">
                <text:p>1.05846611976371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853083457523">
                <text:p>1.0853083457523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67780853234507">
                <text:p>0.8677808532345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28028627595092">
                <text:p>0.8280286275950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66179770814774">
                <text:p>0.96617977081477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25137200415689">
                <text:p>0.925137200415689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.00858681431712">
                <text:p>1.00858681431712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97548333243891">
                <text:p>0.997548333243891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65664753588238">
                <text:p>0.96566475358823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81543794719604">
                <text:p>0.981543794719604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79438793936992">
                <text:p>0.97943879393699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58552828099082">
                <text:p>0.95855282809908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67850182923624">
                <text:p>0.96785018292362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81543794719604">
                <text:p>0.981543794719604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2676402799979">
                <text:p>0.982676402799979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99754069640364">
                <text:p>0.999754069640364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61249842276323">
                <text:p>0.96124984227632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95537713492896">
                <text:p>0.995537713492896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79752887060987">
                <text:p>0.979752887060987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22238181971172">
                <text:p>0.92223818197117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60464476707275">
                <text:p>0.96046447670727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33784085250698">
                <text:p>0.93378408525069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20231464891824">
                <text:p>0.920231464891824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4095013359721">
                <text:p>0.914095013359721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79968099560174">
                <text:p>0.979968099560174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89602148295008">
                <text:p>0.98960214829500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3393730274352">
                <text:p>0.9339373027435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65266681842419">
                <text:p>0.965266681842419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51084083217971">
                <text:p>0.9510840832179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04601696615398">
                <text:p>0.904601696615398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39140894655651">
                <text:p>0.939140894655651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3997113071446">
                <text:p>0.96399711307144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63927707851008">
                <text:p>0.963927707851008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8053317109112">
                <text:p>0.90805331710911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775933941562314">
                <text:p>0.77593394156231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38182361477164">
                <text:p>0.93818236147716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44007136681145">
                <text:p>0.94400713668114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896235925321745">
                <text:p>0.896235925321745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851396123292846">
                <text:p>0.851396123292846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789000522960077">
                <text:p>0.78900052296007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72904252088801">
                <text:p>0.72904252088801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827084507409266">
                <text:p>0.827084507409266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857628180910591">
                <text:p>0.857628180910591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4040079096083">
                <text:p>0.974040079096083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81378757194123">
                <text:p>0.8137875719412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.924415959461608">
                <text:p>0.924415959461608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0.974040079096083">
                <text:p>0.974040079096083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29745135547336">
                <text:p>0.929745135547336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0.921050193664007">
                <text:p>0.921050193664007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0.921809216457368">
                <text:p>0.921809216457368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0.956365100179129">
                <text:p>0.956365100179129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56855138834812">
                <text:p>0.956855138834812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6775281281488">
                <text:p>1.06775281281488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0.969873199462891">
                <text:p>0.969873199462891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3791451871958">
                <text:p>1.0379145187195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.00887782304713">
                <text:p>1.00887782304713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.05803435436825">
                <text:p>1.05803435436825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979818964277186">
                <text:p>0.979818964277186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0.958953722993827">
                <text:p>0.958953722993827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05190958373649">
                <text:p>1.05190958373649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542211271838">
                <text:p>1.054221127183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5600362870223">
                <text:p>1.05600362870223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0.885041228269813">
                <text:p>0.885041228269813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01235969639874">
                <text:p>1.01235969639874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272.25">
                <text:p>12272.25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0882.6666666667">
                <text:p>10882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